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Times New Roman" svg:font-family="'Times New Roman'" style:font-family-generic="roman"/>
    <style:font-face style:name="微軟正黑體" svg:font-family="微軟正黑體" style:font-family-generic="system" style:font-pitch="variable"/>
    <style:font-face style:name="新細明體" svg:font-family="新細明體" style:font-family-generic="swiss"/>
    <style:font-face style:name="新細明體1" svg:font-family="新細明體" style:font-family-generic="roman"/>
    <style:font-face style:name="細明體" svg:font-family="細明體" style:font-family-generic="modern"/>
  </office:font-face-decls>
  <office:automatic-styles>
    <style:style style:name="co1" style:family="table-column">
      <style:table-column-properties fo:break-before="auto" style:column-width="0.764cm"/>
    </style:style>
    <style:style style:name="co2" style:family="table-column">
      <style:table-column-properties fo:break-before="auto" style:column-width="2.29cm"/>
    </style:style>
    <style:style style:name="co3" style:family="table-column">
      <style:table-column-properties fo:break-before="auto" style:column-width="1.035cm"/>
    </style:style>
    <style:style style:name="co4" style:family="table-column">
      <style:table-column-properties fo:break-before="auto" style:column-width="4.741cm"/>
    </style:style>
    <style:style style:name="co5" style:family="table-column">
      <style:table-column-properties fo:break-before="auto" style:column-width="0.672cm"/>
    </style:style>
    <style:style style:name="co6" style:family="table-column">
      <style:table-column-properties fo:break-before="auto" style:column-width="2.09cm"/>
    </style:style>
    <style:style style:name="co7" style:family="table-column">
      <style:table-column-properties fo:break-before="auto" style:column-width="2.852cm"/>
    </style:style>
    <style:style style:name="co8" style:family="table-column">
      <style:table-column-properties fo:break-before="auto" style:column-width="2.198cm"/>
    </style:style>
    <style:style style:name="co9" style:family="table-column">
      <style:table-column-properties fo:break-before="auto" style:column-width="2.344cm"/>
    </style:style>
    <style:style style:name="co10" style:family="table-column">
      <style:table-column-properties fo:break-before="auto" style:column-width="1.981cm"/>
    </style:style>
    <style:style style:name="co11" style:family="table-column">
      <style:table-column-properties fo:break-before="auto" style:column-width="2.125cm"/>
    </style:style>
    <style:style style:name="co12" style:family="table-column">
      <style:table-column-properties fo:break-before="auto" style:column-width="1.69cm"/>
    </style:style>
    <style:style style:name="co13" style:family="table-column">
      <style:table-column-properties fo:break-before="auto" style:column-width="1.854cm"/>
    </style:style>
    <style:style style:name="co14" style:family="table-column">
      <style:table-column-properties fo:break-before="auto" style:column-width="1.598cm"/>
    </style:style>
    <style:style style:name="ro1" style:family="table-row">
      <style:table-row-properties style:row-height="0.476cm" fo:break-before="auto" style:use-optimal-row-height="true"/>
    </style:style>
    <style:style style:name="ro2" style:family="table-row">
      <style:table-row-properties style:row-height="0.582cm" fo:break-before="auto" style:use-optimal-row-height="true"/>
    </style:style>
    <style:style style:name="ro3" style:family="table-row">
      <style:table-row-properties style:row-height="0.503cm" fo:break-before="auto" style:use-optimal-row-height="true"/>
    </style:style>
    <style:style style:name="ta1" style:family="table" style:master-page-name="PageStyle_5f_連江縣">
      <style:table-properties table:display="true" style:writing-mode="lr-tb"/>
    </style:style>
    <number:percentage-style style:name="N11">
      <number:number number:decimal-places="2" number:min-decimal-places="2" number:min-integer-digits="1"/>
      <number:text>%</number:text>
    </number:percentage-style>
    <style:style style:name="ce1" style:family="table-cell" style:parent-style-name="一般_20_2">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 style:family="table-cell" style:parent-style-name="一般_20_2">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 style:family="table-cell" style:parent-style-name="Default">
      <style:table-cell-properties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 style:family="table-cell" style:parent-style-name="一般_20_2_20_5"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5" style:family="table-cell" style:parent-style-name="一般_20_2_20_2">
      <style:table-cell-properties fo:border-bottom="none"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6" style:family="table-cell" style:parent-style-name="一般_20_2_20_2">
      <style:table-cell-properties fo:border-bottom="0.74pt solid #000000"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7" style:family="table-cell" style:parent-style-name="一般_20_2_20_2">
      <style:table-cell-properties fo:border-bottom="none"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8" style:family="table-cell" style:parent-style-name="一般_20_2">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9" style:family="table-cell" style:parent-style-name="一般_20_2_20_2">
      <style:table-cell-properties style:text-align-source="value-type" style:repeat-content="false" fo:background-color="transparent"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1" style:family="table-cell" style:parent-style-name="一般_20_2_20_2">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2"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3" style:family="table-cell" style:parent-style-name="一般_20_2_20_2">
      <style:table-cell-properties fo:border-bottom="0.74pt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4" style:family="table-cell" style:parent-style-name="一般_20_2_20_2">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5" style:family="table-cell" style:parent-style-name="一般_20_2">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6"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7" style:family="table-cell" style:parent-style-name="一般_20_2">
      <style:table-cell-properties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8"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9" style:family="table-cell" style:parent-style-name="一般_20_2_20_2">
      <style:table-cell-properties fo:border-bottom="0.74pt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0" style:family="table-cell" style:parent-style-name="一般_20_2_20_2">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1" style:family="table-cell" style:parent-style-name="一般_20_2">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2" style:family="table-cell" style:parent-style-name="一般_20_2">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新細明體1" fo:font-size="11pt" fo:font-style="normal" fo:text-shadow="none" style:text-underline-style="none" fo:font-weight="normal" style:font-name-asian="新細明體1" style:font-size-asian="11pt" style:font-style-asian="normal" style:font-weight-asian="normal" style:font-size-complex="11pt" style:font-style-complex="normal" style:font-weight-complex="normal"/>
    </style:style>
    <style:style style:name="ce23" style:family="table-cell" style:parent-style-name="一般_20_2">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4" style:family="table-cell" style:parent-style-name="一般_20_2">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5"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6" style:family="table-cell" style:parent-style-name="一般_20_2_20_2">
      <style:table-cell-properties fo:border-bottom="0.74pt solid #000000"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7"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8" style:family="table-cell" style:parent-style-name="一般_20_2">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9" style:family="table-cell" style:parent-style-name="一般_20_2">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30" style:family="table-cell" style:parent-style-name="一般_20_2_20_2">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1" style:family="table-cell" style:parent-style-name="一般_20_2_20_2">
      <style:table-cell-properties fo:border-bottom="0.74pt solid #000000"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2" style:family="table-cell" style:parent-style-name="Default">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3" style:family="table-cell" style:parent-style-name="Default" style:data-style-name="N160">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4" style:family="table-cell" style:parent-style-name="Default" style:data-style-name="N160">
      <style:table-cell-properties fo:border-bottom="none" style:diagonal-bl-tr="none" style:diagonal-tl-br="none" fo:border-left="0.74pt solid #000000"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5" style:family="table-cell" style:parent-style-name="Default" style:data-style-name="N160">
      <style:table-cell-properties fo:border-bottom="0.74pt solid #000000"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6" style:family="table-cell" style:parent-style-name="Default" style:data-style-name="N160">
      <style:table-cell-properties fo:border-bottom="0.74pt solid #000000" style:diagonal-bl-tr="none" style:diagonal-tl-br="none" fo:border-left="0.74pt solid #000000"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38" style:family="table-cell" style:parent-style-name="一般_20_2_20_2">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9" style:family="table-cell" style:parent-style-name="一般_20_2_20_2">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0" style:family="table-cell" style:parent-style-name="一般_20_2_20_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1" style:family="table-cell" style:parent-style-name="一般_20_2_20_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2" style:family="table-cell" style:parent-style-name="Default">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3" style:family="table-cell" style:parent-style-name="Excel_20_Built-in_20_Percent" style:data-style-name="N11">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4" style:family="table-cell" style:parent-style-name="Default">
      <style:table-cell-properties fo:border-bottom="none" style:diagonal-bl-tr="none" style:diagonal-tl-br="none" fo:border-left="none" fo:border-right="0.74pt solid #000000"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5" style:family="table-cell" style:parent-style-name="Default">
      <style:table-cell-properties fo:border-bottom="0.74pt solid #000000" style:diagonal-bl-tr="none" style:diagonal-tl-br="none" fo:border-left="none" fo:border-right="0.74pt solid #000000"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6" style:family="table-cell" style:parent-style-name="Default">
      <style:table-cell-properties fo:border-bottom="0.74pt solid #000000" style:diagonal-bl-tr="none" style:diagonal-tl-br="none" fo:border-left="none" fo:border-right="0.74pt solid #000000"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7" style:family="table-cell" style:parent-style-name="一般_20_2_20_2" style:data-style-name="N166">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8" style:family="table-cell" style:parent-style-name="一般_20_2_20_2" style:data-style-name="N11">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9" style:family="table-cell" style:parent-style-name="一般_20_2_20_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0" style:family="table-cell" style:parent-style-name="一般_20_2_20_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1"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2" style:family="table-cell" style:parent-style-name="Default" style:data-style-name="N160">
      <style:table-cell-properties style:diagonal-bl-tr="none" style:diagonal-tl-br="none" fo:border="none"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3" style:family="table-cell" style:parent-style-name="Default" style:data-style-name="N160">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4" style:family="table-cell" style:parent-style-name="Default" style:data-style-name="N160">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5" style:family="table-cell" style:parent-style-name="Default" style:data-style-name="N160">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6" style:family="table-cell" style:parent-style-name="Excel_20_Built-in_20_Percent" style:data-style-name="N11">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7" style:family="table-cell" style:parent-style-name="Default">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8" style:family="table-cell" style:parent-style-name="Default">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9" style:family="table-cell" style:parent-style-name="Default">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T1" style:family="text">
      <style:text-properties fo:color="#000000" style:font-name="新細明體" fo:font-size="11pt" fo:font-weight="normal" style:text-underline-style="none" style:text-underline-color="font-color" style:text-line-through-type="none" fo:font-style="normal" style:text-outline="false" fo:text-shadow="none" style:text-position="0% 100%" style:font-name-asian="新細明體" style:font-size-asian="11pt" style:font-size-complex="11pt" style:font-weight-asian="normal" style:font-weight-complex="normal" style:font-style-asian="normal" style:font-style-complex="normal"/>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Times New Roman" style:font-name-complex="Times New Roman"/>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新細明體" style:font-name-asian="新細明體"/>
    </style:style>
    <style:style style:name="T4" style:family="text">
      <style:text-properties fo:color="#000000" style:font-name="細明體" fo:font-size="11pt" fo:font-weight="normal" style:text-underline-style="none" style:text-underline-color="font-color" style:text-line-through-type="none" fo:font-style="normal" style:text-outline="false" fo:text-shadow="none" style:text-position="0% 100%" style:font-name-asian="細明體" style:font-size-asian="11pt" style:font-size-complex="11pt" style:font-weight-asian="normal" style:font-weight-complex="normal" style:font-style-asian="normal" style:font-style-complex="normal"/>
    </style:style>
    <style:style style:name="T5" style:family="text">
      <style:text-properties fo:color="#000000" style:font-name="Times New Roman" fo:font-size="11pt" fo:font-weight="normal" style:text-underline-style="none" style:text-underline-color="font-color" style:text-line-through-type="none" fo:font-style="normal" style:text-outline="false" fo:text-shadow="none" style:text-position="-8% 58%" style:font-name-complex="Times New Roman"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連江縣"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8" table:number-columns-repeated="3" table:default-cell-style-name="ce3"/>
        <table:table-column table:style-name="co9" table:default-cell-style-name="ce3"/>
        <table:table-column table:style-name="co12" table:default-cell-style-name="ce3"/>
        <table:table-column table:style-name="co9" table:default-cell-style-name="ce3"/>
        <table:table-column table:style-name="co12" table:default-cell-style-name="ce3"/>
        <table:table-column table:style-name="co9" table:default-cell-style-name="ce3"/>
        <table:table-column table:style-name="co12" table:default-cell-style-name="ce3"/>
        <table:table-column table:style-name="co9" table:default-cell-style-name="ce3"/>
        <table:table-column table:style-name="co12" table:default-cell-style-name="ce3"/>
        <table:table-column table:style-name="co13" table:default-cell-style-name="ce3"/>
        <table:table-column table:style-name="co12" table:default-cell-style-name="ce3"/>
        <table:table-column table:style-name="co14" table:number-columns-repeated="16360" table:default-cell-style-name="ce3"/>
        <table:table-row table:style-name="ro1">
          <table:table-cell table:style-name="ce1"/>
          <table:table-cell table:style-name="ce2" table:number-columns-repeated="5"/>
          <table:table-cell table:number-columns-repeated="16378"/>
        </table:table-row>
        <table:table-row table:style-name="ro1">
          <table:table-cell table:style-name="ce2"/>
          <table:table-cell table:style-name="ce4" office:value-type="string" calcext:value-type="string">
            <text:p>連江縣民國110年各污染源行業別排放量分類統計表</text:p>
          </table:table-cell>
          <table:table-cell table:style-name="ce2"/>
          <table:table-cell table:style-name="ce17"/>
          <table:table-cell table:style-name="ce23"/>
          <table:table-cell table:style-name="ce24"/>
          <table:table-cell table:style-name="ce29" table:number-columns-repeated="18"/>
          <table:table-cell table:number-columns-repeated="16360"/>
        </table:table-row>
        <table:table-row table:style-name="ro2">
          <table:table-cell table:style-name="ce2"/>
          <table:table-cell table:style-name="ce5" office:value-type="string" calcext:value-type="string">
            <text:p><text:span text:style-name="T1">污</text:span><text:span text:style-name="T2"> </text:span><text:span text:style-name="T3">染</text:span><text:span text:style-name="T2"> </text:span><text:span text:style-name="T3">源</text:span></text:p>
          </table:table-cell>
          <table:table-cell table:style-name="ce12"/>
          <table:table-cell table:style-name="ce18" office:value-type="string" calcext:value-type="string">
            <text:p><text:span text:style-name="T1">種</text:span><text:span text:style-name="T2"> </text:span><text:span text:style-name="T3">類</text:span></text:p>
          </table:table-cell>
          <table:table-cell table:style-name="ce18"/>
          <table:table-cell table:style-name="ce25"/>
          <table:table-cell table:style-name="ce30" office:value-type="string" calcext:value-type="string" table:number-columns-spanned="2" table:number-rows-spanned="1">
            <text:p>TSP</text:p>
          </table:table-cell>
          <table:covered-table-cell table:style-name="ce40"/>
          <table:table-cell table:style-name="ce49" office:value-type="string" calcext:value-type="string" table:number-columns-spanned="2" table:number-rows-spanned="1">
            <text:p>PM<text:span text:style-name="T5">10</text:span></text:p>
          </table:table-cell>
          <table:covered-table-cell table:style-name="ce49"/>
          <table:table-cell table:style-name="ce30" office:value-type="string" calcext:value-type="string" table:number-columns-spanned="2" table:number-rows-spanned="1">
            <text:p>PM<text:span text:style-name="T5">2.5</text:span></text:p>
          </table:table-cell>
          <table:covered-table-cell table:style-name="ce40"/>
          <table:table-cell table:style-name="ce49" office:value-type="string" calcext:value-type="string" table:number-columns-spanned="2" table:number-rows-spanned="1">
            <text:p>SO<text:span text:style-name="T5">X</text:span></text:p>
          </table:table-cell>
          <table:covered-table-cell table:style-name="ce49"/>
          <table:table-cell table:style-name="ce30" office:value-type="string" calcext:value-type="string" table:number-columns-spanned="2" table:number-rows-spanned="1">
            <text:p>NO<text:span text:style-name="T5">X</text:span></text:p>
          </table:table-cell>
          <table:covered-table-cell table:style-name="ce40"/>
          <table:table-cell table:style-name="ce49" office:value-type="string" calcext:value-type="string" table:number-columns-spanned="2" table:number-rows-spanned="1">
            <text:p>THC</text:p>
          </table:table-cell>
          <table:covered-table-cell table:style-name="ce49"/>
          <table:table-cell table:style-name="ce30" office:value-type="string" calcext:value-type="string" table:number-columns-spanned="2" table:number-rows-spanned="1">
            <text:p>NMHC</text:p>
          </table:table-cell>
          <table:covered-table-cell table:style-name="ce40"/>
          <table:table-cell table:style-name="ce49" office:value-type="string" calcext:value-type="string" table:number-columns-spanned="2" table:number-rows-spanned="1">
            <text:p>CO</text:p>
          </table:table-cell>
          <table:covered-table-cell table:style-name="ce49"/>
          <table:table-cell table:style-name="ce30" office:value-type="string" calcext:value-type="string" table:number-columns-spanned="2" table:number-rows-spanned="1">
            <text:p>Pb</text:p>
          </table:table-cell>
          <table:covered-table-cell table:style-name="ce40"/>
          <table:table-cell table:number-columns-repeated="16360"/>
        </table:table-row>
        <table:table-row table:style-name="ro3">
          <table:table-cell table:style-name="ce2"/>
          <table:table-cell table:style-name="ce6"/>
          <table:table-cell table:style-name="ce13"/>
          <table:table-cell table:style-name="ce19" table:number-columns-repeated="2"/>
          <table:table-cell table:style-name="ce26"/>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style-name="ce50" office:value-type="string" calcext:value-type="string">
            <text:p><text:span text:style-name="T1">公噸／年</text:span></text:p>
          </table:table-cell>
          <table:table-cell table:style-name="ce50" office:value-type="string" calcext:value-type="string">
            <text:p><text:span text:style-name="T1">百分比</text:span></text:p>
          </table:table-cell>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style-name="ce50" office:value-type="string" calcext:value-type="string">
            <text:p><text:span text:style-name="T1">公噸／年</text:span></text:p>
          </table:table-cell>
          <table:table-cell table:style-name="ce50" office:value-type="string" calcext:value-type="string">
            <text:p><text:span text:style-name="T1">百分比</text:span></text:p>
          </table:table-cell>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style-name="ce50" office:value-type="string" calcext:value-type="string">
            <text:p><text:span text:style-name="T1">公噸／年</text:span></text:p>
          </table:table-cell>
          <table:table-cell table:style-name="ce50" office:value-type="string" calcext:value-type="string">
            <text:p><text:span text:style-name="T1">百分比</text:span></text:p>
          </table:table-cell>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style-name="ce50" office:value-type="string" calcext:value-type="string">
            <text:p><text:span text:style-name="T1">公噸／年</text:span></text:p>
          </table:table-cell>
          <table:table-cell table:style-name="ce50" office:value-type="string" calcext:value-type="string">
            <text:p><text:span text:style-name="T1">百分比</text:span></text:p>
          </table:table-cell>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number-columns-repeated="16360"/>
        </table:table-row>
        <table:table-row table:style-name="ro1">
          <table:table-cell table:style-name="ce2"/>
          <table:table-cell table:style-name="ce7" office:value-type="string" calcext:value-type="string">
            <text:p>固定污染源</text:p>
          </table:table-cell>
          <table:table-cell table:style-name="ce14" office:value-type="float" office:value="1" calcext:value-type="float">
            <text:p>1</text:p>
          </table:table-cell>
          <table:table-cell table:style-name="ce20" office:value-type="string" calcext:value-type="string">
            <text:p>工 <text:s/>業</text:p>
          </table:table-cell>
          <table:table-cell table:style-name="ce20"/>
          <table:table-cell table:style-name="ce27"/>
          <table:table-cell table:style-name="ce32"/>
          <table:table-cell table:style-name="ce42"/>
          <table:table-cell table:style-name="ce51" table:number-columns-repeated="2"/>
          <table:table-cell table:style-name="ce32"/>
          <table:table-cell table:style-name="ce42"/>
          <table:table-cell table:style-name="ce51" table:number-columns-repeated="2"/>
          <table:table-cell table:style-name="ce32"/>
          <table:table-cell table:style-name="ce42"/>
          <table:table-cell table:style-name="ce51" table:number-columns-repeated="2"/>
          <table:table-cell table:style-name="ce32"/>
          <table:table-cell table:style-name="ce42"/>
          <table:table-cell table:style-name="ce51" table:number-columns-repeated="2"/>
          <table:table-cell table:style-name="ce32"/>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電力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23.589" calcext:value-type="float">
            <text:p><text:s/>23.59 </text:p>
          </table:table-cell>
          <table:table-cell table:style-name="ce43" office:value-type="percentage" office:value="0.0109268001162041" calcext:value-type="percentage">
            <text:p>1.09%</text:p>
          </table:table-cell>
          <table:table-cell table:style-name="ce52" office:value-type="float" office:value="22.3380627633361" calcext:value-type="float">
            <text:p><text:s/>22.34 </text:p>
          </table:table-cell>
          <table:table-cell table:style-name="ce56" office:value-type="percentage" office:value="0.0189932723059985" calcext:value-type="percentage">
            <text:p>1.90%</text:p>
          </table:table-cell>
          <table:table-cell table:style-name="ce33" office:value-type="float" office:value="21.8540708896054" calcext:value-type="float">
            <text:p><text:s/>21.85 </text:p>
          </table:table-cell>
          <table:table-cell table:style-name="ce43" office:value-type="percentage" office:value="0.0990053796104798" calcext:value-type="percentage">
            <text:p>9.90%</text:p>
          </table:table-cell>
          <table:table-cell table:style-name="ce52" office:value-type="float" office:value="20.691" calcext:value-type="float">
            <text:p><text:s/>20.69 </text:p>
          </table:table-cell>
          <table:table-cell table:style-name="ce56" office:value-type="percentage" office:value="0.417813495766715" calcext:value-type="percentage">
            <text:p>41.78%</text:p>
          </table:table-cell>
          <table:table-cell table:style-name="ce33" office:value-type="float" office:value="846.241" calcext:value-type="float">
            <text:p><text:s/>846.24 </text:p>
          </table:table-cell>
          <table:table-cell table:style-name="ce43" office:value-type="percentage" office:value="0.672034971983234" calcext:value-type="percentage">
            <text:p>67.2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4.9872031171443" calcext:value-type="float">
            <text:p><text:s/>14.99 </text:p>
          </table:table-cell>
          <table:table-cell table:style-name="ce56" office:value-type="percentage" office:value="0.062456020088356" calcext:value-type="percentage">
            <text:p>6.25%</text:p>
          </table:table-cell>
          <table:table-cell table:style-name="ce33" office:value-type="float" office:value="0.002" calcext:value-type="float">
            <text:p><text:s/>0.00 </text:p>
          </table:table-cell>
          <table:table-cell table:style-name="ce43" office:value-type="percentage" office:value="0.316706254948535" calcext:value-type="percentage">
            <text:p>31.67%</text:p>
          </table:table-cell>
          <table:table-cell table:number-columns-repeated="16360"/>
        </table:table-row>
        <table:table-row table:style-name="ro1">
          <table:table-cell table:style-name="ce2"/>
          <table:table-cell table:style-name="ce7"/>
          <table:table-cell table:style-name="ce14"/>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141010812604228" calcext:value-type="float">
            <text:p><text:s/>0.14 </text:p>
          </table:table-cell>
          <table:table-cell table:style-name="ce56" office:value-type="percentage" office:value="0.000717185553220433" calcext:value-type="percentage">
            <text:p>0.07%</text:p>
          </table:table-cell>
          <table:table-cell table:style-name="ce33" office:value-type="float" office:value="0.108" calcext:value-type="float">
            <text:p><text:s/>0.11 </text:p>
          </table:table-cell>
          <table:table-cell table:style-name="ce43" office:value-type="percentage" office:value="0.000747682905181666" calcext:value-type="percentage">
            <text:p>0.07%</text:p>
          </table:table-cell>
          <table:table-cell table:style-name="ce52" office:value-type="float" office:value="0.00479688285570639" calcext:value-type="float">
            <text:p><text:s/>0.00 </text:p>
          </table:table-cell>
          <table:table-cell table:style-name="ce56" office:value-type="percentage" office:value="0.0000199900014469527"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石油煉製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化學材料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化學製品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鋼鐵基本工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水泥及預拌混凝土</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造紙及印刷出版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玻璃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磚窯及耐火材料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陶瓷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木竹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食品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136" calcext:value-type="float">
            <text:p><text:s/>0.14 </text:p>
          </table:table-cell>
          <table:table-cell table:style-name="ce43" office:value-type="percentage" office:value="0.0000629973638477155" calcext:value-type="percentage">
            <text:p>0.01%</text:p>
          </table:table-cell>
          <table:table-cell table:style-name="ce52" office:value-type="float" office:value="0.0985546666666667" calcext:value-type="float">
            <text:p><text:s/>0.10 </text:p>
          </table:table-cell>
          <table:table-cell table:style-name="ce56" office:value-type="percentage" office:value="0.0000837975808761383" calcext:value-type="percentage">
            <text:p>0.01%</text:p>
          </table:table-cell>
          <table:table-cell table:style-name="ce33" office:value-type="float" office:value="0.0775137559432007" calcext:value-type="float">
            <text:p><text:s/>0.08 </text:p>
          </table:table-cell>
          <table:table-cell table:style-name="ce43" office:value-type="percentage" office:value="0.000351160150937409" calcext:value-type="percentage">
            <text:p>0.04%</text:p>
          </table:table-cell>
          <table:table-cell table:style-name="ce52" office:value-type="float" office:value="0.008" calcext:value-type="float">
            <text:p><text:s/>0.01 </text:p>
          </table:table-cell>
          <table:table-cell table:style-name="ce56" office:value-type="percentage" office:value="0.000161544051333126" calcext:value-type="percentage">
            <text:p>0.02%</text:p>
          </table:table-cell>
          <table:table-cell table:style-name="ce33" office:value-type="float" office:value="0.667" calcext:value-type="float">
            <text:p><text:s/>0.67 </text:p>
          </table:table-cell>
          <table:table-cell table:style-name="ce43" office:value-type="percentage" office:value="0.000529692281882841" calcext:value-type="percentage">
            <text:p>0.0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196" calcext:value-type="float">
            <text:p><text:s/>0.20 </text:p>
          </table:table-cell>
          <table:table-cell table:style-name="ce56" office:value-type="percentage" office:value="0.000816788819210337" calcext:value-type="percentage">
            <text:p>0.08%</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00783393403356822" calcext:value-type="float">
            <text:p><text:s/>0.01 </text:p>
          </table:table-cell>
          <table:table-cell table:style-name="ce56" office:value-type="percentage" office:value="0.0000398436418455796" calcext:value-type="percentage">
            <text:p>0.00%</text:p>
          </table:table-cell>
          <table:table-cell table:style-name="ce33" office:value-type="float" office:value="0.006" calcext:value-type="float">
            <text:p><text:s/>0.01 </text:p>
          </table:table-cell>
          <table:table-cell table:style-name="ce43" office:value-type="percentage" office:value="0.0000415379391767592"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皮革毛皮及製品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紡織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金屬製品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非鐵金屬基本工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礦業及土石採取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塑膠製品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橡膠製品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電子器材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運輸工具製修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印刷電路版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製鞋業</text:p>
          </table:table-cell>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製藥業</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印刷業</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倉儲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其他工業表面塗裝</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其他溶劑使用</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其他</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2" calcext:value-type="float">
            <text:p>2</text:p>
          </table:table-cell>
          <table:table-cell table:style-name="ce20" office:value-type="string" calcext:value-type="string">
            <text:p>商 <text:s/>業</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8"/>
          <table:table-cell table:style-name="ce14"/>
          <table:table-cell table:style-name="ce20" office:value-type="string" calcext:value-type="string">
            <text:p>一般消費</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47.8615910523256" calcext:value-type="float">
            <text:p><text:s/>47.86 </text:p>
          </table:table-cell>
          <table:table-cell table:style-name="ce56" office:value-type="percentage" office:value="0.243425599944689" calcext:value-type="percentage">
            <text:p>24.34%</text:p>
          </table:table-cell>
          <table:table-cell table:style-name="ce33" office:value-type="float" office:value="47.8615910523256" calcext:value-type="float">
            <text:p><text:s/>47.86 </text:p>
          </table:table-cell>
          <table:table-cell table:style-name="ce43" office:value-type="percentage" office:value="0.331345309672404" calcext:value-type="percentage">
            <text:p>33.1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汽車保養</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3.02950834365022" calcext:value-type="float">
            <text:p><text:s/>3.03 </text:p>
          </table:table-cell>
          <table:table-cell table:style-name="ce56" office:value-type="percentage" office:value="0.015408177410656" calcext:value-type="percentage">
            <text:p>1.54%</text:p>
          </table:table-cell>
          <table:table-cell table:style-name="ce33" office:value-type="float" office:value="3.02950834365022" calcext:value-type="float">
            <text:p><text:s/>3.03 </text:p>
          </table:table-cell>
          <table:table-cell table:style-name="ce43" office:value-type="percentage" office:value="0.0209732555523379" calcext:value-type="percentage">
            <text:p>2.1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加油站</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907942002583713" calcext:value-type="float">
            <text:p><text:s/>0.91 </text:p>
          </table:table-cell>
          <table:table-cell table:style-name="ce56" office:value-type="percentage" office:value="0.00461782238815029" calcext:value-type="percentage">
            <text:p>0.46%</text:p>
          </table:table-cell>
          <table:table-cell table:style-name="ce33" office:value-type="float" office:value="0.907942002583713" calcext:value-type="float">
            <text:p><text:s/>0.91 </text:p>
          </table:table-cell>
          <table:table-cell table:style-name="ce43" office:value-type="percentage" office:value="0.00628567327989121" calcext:value-type="percentage">
            <text:p>0.6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乾洗業- 面源</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餐飲業</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餐飲業(油煙)</text:p>
          </table:table-cell>
          <table:table-cell table:style-name="ce20"/>
          <table:table-cell table:style-name="ce27"/>
          <table:table-cell table:style-name="ce33" office:value-type="float" office:value="6.3352106099852" calcext:value-type="float">
            <text:p><text:s/>6.34 </text:p>
          </table:table-cell>
          <table:table-cell table:style-name="ce43" office:value-type="percentage" office:value="0.00293457035183195" calcext:value-type="percentage">
            <text:p>0.29%</text:p>
          </table:table-cell>
          <table:table-cell table:style-name="ce52" office:value-type="float" office:value="6.0818021855858" calcext:value-type="float">
            <text:p><text:s/>6.08 </text:p>
          </table:table-cell>
          <table:table-cell table:style-name="ce56" office:value-type="percentage" office:value="0.00517114336394658" calcext:value-type="percentage">
            <text:p>0.52%</text:p>
          </table:table-cell>
          <table:table-cell table:style-name="ce33" office:value-type="float" office:value="4.17876061368833" calcext:value-type="float">
            <text:p><text:s/>4.18 </text:p>
          </table:table-cell>
          <table:table-cell table:style-name="ce43" office:value-type="percentage" office:value="0.0189310166947575" calcext:value-type="percentage">
            <text:p>1.89%</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35.6648577587629" calcext:value-type="float">
            <text:p><text:s/>35.66 </text:p>
          </table:table-cell>
          <table:table-cell table:style-name="ce56" office:value-type="percentage" office:value="0.181392619969056" calcext:value-type="percentage">
            <text:p>18.14%</text:p>
          </table:table-cell>
          <table:table-cell table:style-name="ce33" office:value-type="float" office:value="15.6925374138557" calcext:value-type="float">
            <text:p><text:s/>15.69 </text:p>
          </table:table-cell>
          <table:table-cell table:style-name="ce43" office:value-type="percentage" office:value="0.108639277437626" calcext:value-type="percentage">
            <text:p>10.8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旅館業</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其他</text:p>
          </table:table-cell>
          <table:table-cell table:style-name="ce20"/>
          <table:table-cell table:style-name="ce27"/>
          <table:table-cell table:style-name="ce33" office:value-type="float" office:value="0.0896015265005108" calcext:value-type="float">
            <text:p><text:s/>0.09 </text:p>
          </table:table-cell>
          <table:table-cell table:style-name="ce43" office:value-type="percentage" office:value="0.0000415048526931132" calcext:value-type="percentage">
            <text:p>0.00%</text:p>
          </table:table-cell>
          <table:table-cell table:style-name="ce52" office:value-type="float" office:value="0.0550151298011991" calcext:value-type="float">
            <text:p><text:s/>0.06 </text:p>
          </table:table-cell>
          <table:table-cell table:style-name="ce56" office:value-type="percentage" office:value="0.0000467774377901323" calcext:value-type="percentage">
            <text:p>0.00%</text:p>
          </table:table-cell>
          <table:table-cell table:style-name="ce33" office:value-type="float" office:value="0.0217011279413412" calcext:value-type="float">
            <text:p><text:s/>0.02 </text:p>
          </table:table-cell>
          <table:table-cell table:style-name="ce43" office:value-type="percentage" office:value="0.000098312502995952" calcext:value-type="percentage">
            <text:p>0.01%</text:p>
          </table:table-cell>
          <table:table-cell table:style-name="ce52" office:value-type="float" office:value="0.707573861122897" calcext:value-type="float">
            <text:p><text:s/>0.71 </text:p>
          </table:table-cell>
          <table:table-cell table:style-name="ce56" office:value-type="percentage" office:value="0.014288043517902" calcext:value-type="percentage">
            <text:p>1.43%</text:p>
          </table:table-cell>
          <table:table-cell table:style-name="ce33" office:value-type="float" office:value="0.71524414120035" calcext:value-type="float">
            <text:p><text:s/>0.72 </text:p>
          </table:table-cell>
          <table:table-cell table:style-name="ce43" office:value-type="percentage" office:value="0.000568004949408914" calcext:value-type="percentage">
            <text:p>0.06%</text:p>
          </table:table-cell>
          <table:table-cell table:style-name="ce52" office:value-type="float" office:value="0.0250863850386776" calcext:value-type="float">
            <text:p><text:s/>0.03 </text:p>
          </table:table-cell>
          <table:table-cell table:style-name="ce56" office:value-type="percentage" office:value="0.00012759016560497" calcext:value-type="percentage">
            <text:p>0.01%</text:p>
          </table:table-cell>
          <table:table-cell table:style-name="ce33" office:value-type="float" office:value="0.0222783868665343" calcext:value-type="float">
            <text:p><text:s/>0.02 </text:p>
          </table:table-cell>
          <table:table-cell table:style-name="ce43" office:value-type="percentage" office:value="0.000154233046436402" calcext:value-type="percentage">
            <text:p>0.02%</text:p>
          </table:table-cell>
          <table:table-cell table:style-name="ce52" office:value-type="float" office:value="0.133591296024472" calcext:value-type="float">
            <text:p><text:s/>0.13 </text:p>
          </table:table-cell>
          <table:table-cell table:style-name="ce56" office:value-type="percentage" office:value="0.000556713657839834" calcext:value-type="percentage">
            <text:p>0.06%</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3" calcext:value-type="float">
            <text:p>3</text:p>
          </table:table-cell>
          <table:table-cell table:style-name="ce20" office:value-type="string" calcext:value-type="string">
            <text:p>營建等</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8"/>
          <table:table-cell table:style-name="ce14"/>
          <table:table-cell table:style-name="ce20" office:value-type="string" calcext:value-type="string">
            <text:p>建築/施工</text:p>
          </table:table-cell>
          <table:table-cell table:style-name="ce20"/>
          <table:table-cell table:style-name="ce27"/>
          <table:table-cell table:style-name="ce33" office:value-type="float" office:value="1490.88131254026" calcext:value-type="float">
            <text:p><text:s/>1,490.88 </text:p>
          </table:table-cell>
          <table:table-cell table:style-name="ce43" office:value-type="percentage" office:value="0.690599944851899" calcext:value-type="percentage">
            <text:p>69.06%</text:p>
          </table:table-cell>
          <table:table-cell table:style-name="ce52" office:value-type="float" office:value="828.267395855699" calcext:value-type="float">
            <text:p><text:s/>828.27 </text:p>
          </table:table-cell>
          <table:table-cell table:style-name="ce56" office:value-type="percentage" office:value="0.704246753997305" calcext:value-type="percentage">
            <text:p>70.42%</text:p>
          </table:table-cell>
          <table:table-cell table:style-name="ce33" office:value-type="float" office:value="82.8267395855699" calcext:value-type="float">
            <text:p><text:s/>82.83 </text:p>
          </table:table-cell>
          <table:table-cell table:style-name="ce43" office:value-type="percentage" office:value="0.375229532108275" calcext:value-type="percentage">
            <text:p>37.5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道路瀝青舖設</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727750912308237" calcext:value-type="float">
            <text:p><text:s/>0.73 </text:p>
          </table:table-cell>
          <table:table-cell table:style-name="ce56" office:value-type="percentage" office:value="0.00370136467559658" calcext:value-type="percentage">
            <text:p>0.37%</text:p>
          </table:table-cell>
          <table:table-cell table:style-name="ce33" office:value-type="float" office:value="0.613494019075844" calcext:value-type="float">
            <text:p><text:s/>0.61 </text:p>
          </table:table-cell>
          <table:table-cell table:style-name="ce43" office:value-type="percentage" office:value="0.00424721287494633" calcext:value-type="percentage">
            <text:p>0.4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建塗-油性塗料</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9.9462441712466" calcext:value-type="float">
            <text:p><text:s/>19.95 </text:p>
          </table:table-cell>
          <table:table-cell table:style-name="ce56" office:value-type="percentage" office:value="0.101447242920125" calcext:value-type="percentage">
            <text:p>10.14%</text:p>
          </table:table-cell>
          <table:table-cell table:style-name="ce33" office:value-type="float" office:value="19.9462441712466" calcext:value-type="float">
            <text:p><text:s/>19.95 </text:p>
          </table:table-cell>
          <table:table-cell table:style-name="ce43" office:value-type="percentage" office:value="0.138087646198338" calcext:value-type="percentage">
            <text:p>13.8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建塗-水性塗料</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3.6625078114221" calcext:value-type="float">
            <text:p><text:s/>3.66 </text:p>
          </table:table-cell>
          <table:table-cell table:style-name="ce56" office:value-type="percentage" office:value="0.0186276331750617" calcext:value-type="percentage">
            <text:p>1.86%</text:p>
          </table:table-cell>
          <table:table-cell table:style-name="ce33" office:value-type="float" office:value="3.6625078114221" calcext:value-type="float">
            <text:p><text:s/>3.66 </text:p>
          </table:table-cell>
          <table:table-cell table:style-name="ce43" office:value-type="percentage" office:value="0.0253555044508761" calcext:value-type="percentage">
            <text:p>2.54%</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車輛行駛揚塵(鋪)</text:p>
          </table:table-cell>
          <table:table-cell table:style-name="ce20"/>
          <table:table-cell table:style-name="ce27"/>
          <table:table-cell table:style-name="ce33" office:value-type="float" office:value="40.3640307892" calcext:value-type="float">
            <text:p><text:s/>40.36 </text:p>
          </table:table-cell>
          <table:table-cell table:style-name="ce43" office:value-type="percentage" office:value="0.0186972612793207" calcext:value-type="percentage">
            <text:p>1.87%</text:p>
          </table:table-cell>
          <table:table-cell table:style-name="ce52" office:value-type="float" office:value="7.747894469" calcext:value-type="float">
            <text:p><text:s/>7.75 </text:p>
          </table:table-cell>
          <table:table-cell table:style-name="ce56" office:value-type="percentage" office:value="0.00658776327235455" calcext:value-type="percentage">
            <text:p>0.66%</text:p>
          </table:table-cell>
          <table:table-cell table:style-name="ce33" office:value-type="float" office:value="1.8744906577" calcext:value-type="float">
            <text:p><text:s/>1.87 </text:p>
          </table:table-cell>
          <table:table-cell table:style-name="ce43" office:value-type="percentage" office:value="0.00849199492759756" calcext:value-type="percentage">
            <text:p>0.8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車輛行駛揚塵(未鋪)</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礦場</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農業操作</text:p>
          </table:table-cell>
          <table:table-cell table:style-name="ce20"/>
          <table:table-cell table:style-name="ce27"/>
          <table:table-cell table:style-name="ce33" office:value-type="float" office:value="1.0079931254" calcext:value-type="float">
            <text:p><text:s/>1.01 </text:p>
          </table:table-cell>
          <table:table-cell table:style-name="ce43" office:value-type="percentage" office:value="0.000466918453506027" calcext:value-type="percentage">
            <text:p>0.05%</text:p>
          </table:table-cell>
          <table:table-cell table:style-name="ce52" office:value-type="float" office:value="0.5131995312" calcext:value-type="float">
            <text:p><text:s/>0.51 </text:p>
          </table:table-cell>
          <table:table-cell table:style-name="ce56" office:value-type="percentage" office:value="0.000436355584934198" calcext:value-type="percentage">
            <text:p>0.04%</text:p>
          </table:table-cell>
          <table:table-cell table:style-name="ce33" office:value-type="float" office:value="0.1966925064" calcext:value-type="float">
            <text:p><text:s/>0.20 </text:p>
          </table:table-cell>
          <table:table-cell table:style-name="ce43" office:value-type="percentage" office:value="0.000891075002046009" calcext:value-type="percentage">
            <text:p>0.09%</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裸露地表</text:p>
          </table:table-cell>
          <table:table-cell table:style-name="ce20"/>
          <table:table-cell table:style-name="ce27"/>
          <table:table-cell table:style-name="ce33" office:value-type="float" office:value="569.7170761755" calcext:value-type="float">
            <text:p><text:s/>569.72 </text:p>
          </table:table-cell>
          <table:table-cell table:style-name="ce43" office:value-type="percentage" office:value="0.263902014250622" calcext:value-type="percentage">
            <text:p>26.39%</text:p>
          </table:table-cell>
          <table:table-cell table:style-name="ce52" office:value-type="float" office:value="284.8585380884" calcext:value-type="float">
            <text:p><text:s/>284.86 </text:p>
          </table:table-cell>
          <table:table-cell table:style-name="ce56" office:value-type="percentage" office:value="0.242205236860638" calcext:value-type="percentage">
            <text:p>24.22%</text:p>
          </table:table-cell>
          <table:table-cell table:style-name="ce33" office:value-type="float" office:value="89.4647847139" calcext:value-type="float">
            <text:p><text:s/>89.46 </text:p>
          </table:table-cell>
          <table:table-cell table:style-name="ce43" office:value-type="percentage" office:value="0.405301832190106" calcext:value-type="percentage">
            <text:p>40.5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4" calcext:value-type="float">
            <text:p>4</text:p>
          </table:table-cell>
          <table:table-cell table:style-name="ce20" office:value-type="string" calcext:value-type="string">
            <text:p>住宅</text:p>
          </table:table-cell>
          <table:table-cell table:style-name="ce20"/>
          <table:table-cell table:style-name="ce27"/>
          <table:table-cell table:style-name="ce33" office:value-type="float" office:value="0.0504873201103501" calcext:value-type="float">
            <text:p><text:s/>0.05 </text:p>
          </table:table-cell>
          <table:table-cell table:style-name="ce43" office:value-type="percentage" office:value="0.0000233865299609397" calcext:value-type="percentage">
            <text:p>0.00%</text:p>
          </table:table-cell>
          <table:table-cell table:style-name="ce52" office:value-type="float" office:value="0.0484678273059361" calcext:value-type="float">
            <text:p><text:s/>0.05 </text:p>
          </table:table-cell>
          <table:table-cell table:style-name="ce56" office:value-type="percentage" office:value="0.0000412104958184955" calcext:value-type="percentage">
            <text:p>0.00%</text:p>
          </table:table-cell>
          <table:table-cell table:style-name="ce33" office:value-type="float" office:value="0.0454385880993151" calcext:value-type="float">
            <text:p><text:s/>0.05 </text:p>
          </table:table-cell>
          <table:table-cell table:style-name="ce43" office:value-type="percentage" office:value="0.000205850190861999" calcext:value-type="percentage">
            <text:p>0.02%</text:p>
          </table:table-cell>
          <table:table-cell table:style-name="ce52" office:value-type="float" office:value="0.235006454323177" calcext:value-type="float">
            <text:p><text:s/>0.24 </text:p>
          </table:table-cell>
          <table:table-cell table:style-name="ce56" office:value-type="percentage" office:value="0.00474548684009992" calcext:value-type="percentage">
            <text:p>0.47%</text:p>
          </table:table-cell>
          <table:table-cell table:style-name="ce33" office:value-type="float" office:value="0.937621659192216" calcext:value-type="float">
            <text:p><text:s/>0.94 </text:p>
          </table:table-cell>
          <table:table-cell table:style-name="ce43" office:value-type="percentage" office:value="0.000744604132234333" calcext:value-type="percentage">
            <text:p>0.07%</text:p>
          </table:table-cell>
          <table:table-cell table:style-name="ce52" office:value-type="float" office:value="0.0721247430147858" calcext:value-type="float">
            <text:p><text:s/>0.07 </text:p>
          </table:table-cell>
          <table:table-cell table:style-name="ce56" office:value-type="percentage" office:value="0.00036682877550051" calcext:value-type="percentage">
            <text:p>0.04%</text:p>
          </table:table-cell>
          <table:table-cell table:style-name="ce33" office:value-type="float" office:value="0.0576997944118287" calcext:value-type="float">
            <text:p><text:s/>0.06 </text:p>
          </table:table-cell>
          <table:table-cell table:style-name="ce43" office:value-type="percentage" office:value="0.000399455091798342" calcext:value-type="percentage">
            <text:p>0.04%</text:p>
          </table:table-cell>
          <table:table-cell table:style-name="ce52" office:value-type="float" office:value="0.540935572610894" calcext:value-type="float">
            <text:p><text:s/>0.54 </text:p>
          </table:table-cell>
          <table:table-cell table:style-name="ce56" office:value-type="percentage" office:value="0.00225423534500877" calcext:value-type="percentage">
            <text:p>0.23%</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5" calcext:value-type="float">
            <text:p>5</text:p>
          </table:table-cell>
          <table:table-cell table:style-name="ce20" office:value-type="string" calcext:value-type="string">
            <text:p>焚化爐</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6" calcext:value-type="float">
            <text:p>6</text:p>
          </table:table-cell>
          <table:table-cell table:style-name="ce20" office:value-type="string" calcext:value-type="string">
            <text:p>露天燃燒</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8"/>
          <table:table-cell table:style-name="ce14"/>
          <table:table-cell table:style-name="ce20" office:value-type="string" calcext:value-type="string">
            <text:p>農業露天燃燒-水田</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農業露天燃燒-蔗田</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農業露天燃燒-果園</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7" calcext:value-type="float">
            <text:p>7</text:p>
          </table:table-cell>
          <table:table-cell table:style-name="ce20" office:value-type="string" calcext:value-type="string">
            <text:p>垃圾場逸散</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30.7201397557482" calcext:value-type="float">
            <text:p><text:s/>30.72 </text:p>
          </table:table-cell>
          <table:table-cell table:style-name="ce56" office:value-type="percentage" office:value="0.156243624292643" calcext:value-type="percentage">
            <text:p>15.62%</text:p>
          </table:table-cell>
          <table:table-cell table:style-name="ce33" office:value-type="float" office:value="0.195166100575271" calcext:value-type="float">
            <text:p><text:s/>0.20 </text:p>
          </table:table-cell>
          <table:table-cell table:style-name="ce43" office:value-type="percentage" office:value="0.00135113293584348" calcext:value-type="percentage">
            <text:p>0.14%</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office:value-type="float" office:value="8" calcext:value-type="float">
            <text:p>8</text:p>
          </table:table-cell>
          <table:table-cell table:style-name="ce20" office:value-type="string" calcext:value-type="string">
            <text:p>其他</text:p>
          </table:table-cell>
          <table:table-cell table:style-name="ce20"/>
          <table:table-cell table:style-name="ce27"/>
          <table:table-cell table:style-name="ce33" office:value-type="float" office:value="1.92012491947502" calcext:value-type="float">
            <text:p><text:s/>1.92 </text:p>
          </table:table-cell>
          <table:table-cell table:style-name="ce43" office:value-type="percentage" office:value="0.000889432413126715" calcext:value-type="percentage">
            <text:p>0.09%</text:p>
          </table:table-cell>
          <table:table-cell table:style-name="ce52" office:value-type="float" office:value="1.7068721065453" calcext:value-type="float">
            <text:p><text:s/>1.71 </text:p>
          </table:table-cell>
          <table:table-cell table:style-name="ce56" office:value-type="percentage" office:value="0.00145129356357339" calcext:value-type="percentage">
            <text:p>0.15%</text:p>
          </table:table-cell>
          <table:table-cell table:style-name="ce33" office:value-type="float" office:value="1.50739026972471" calcext:value-type="float">
            <text:p><text:s/>1.51 </text:p>
          </table:table-cell>
          <table:table-cell table:style-name="ce43" office:value-type="percentage" office:value="0.00682892201773823" calcext:value-type="percentage">
            <text:p>0.68%</text:p>
          </table:table-cell>
          <table:table-cell table:style-name="ce52" office:value-type="float" office:value="0.0159647080053177" calcext:value-type="float">
            <text:p><text:s/>0.02 </text:p>
          </table:table-cell>
          <table:table-cell table:style-name="ce56" office:value-type="percentage" office:value="0.000322375451191176" calcext:value-type="percentage">
            <text:p>0.03%</text:p>
          </table:table-cell>
          <table:table-cell table:style-name="ce33" office:value-type="float" office:value="0.378723250418239" calcext:value-type="float">
            <text:p><text:s/>0.38 </text:p>
          </table:table-cell>
          <table:table-cell table:style-name="ce43" office:value-type="percentage" office:value="0.000300759794177097" calcext:value-type="percentage">
            <text:p>0.03%</text:p>
          </table:table-cell>
          <table:table-cell table:style-name="ce52" office:value-type="float" office:value="0.0831004161024736" calcext:value-type="float">
            <text:p><text:s/>0.08 </text:p>
          </table:table-cell>
          <table:table-cell table:style-name="ce56" office:value-type="percentage" office:value="0.000422651403779754" calcext:value-type="percentage">
            <text:p>0.04%</text:p>
          </table:table-cell>
          <table:table-cell table:style-name="ce33" office:value-type="float" office:value="0.0822694119414489" calcext:value-type="float">
            <text:p><text:s/>0.08 </text:p>
          </table:table-cell>
          <table:table-cell table:style-name="ce43" office:value-type="percentage" office:value="0.000569550304888609" calcext:value-type="percentage">
            <text:p>0.06%</text:p>
          </table:table-cell>
          <table:table-cell table:style-name="ce52" office:value-type="float" office:value="16.7327444123774" calcext:value-type="float">
            <text:p><text:s/>16.73 </text:p>
          </table:table-cell>
          <table:table-cell table:style-name="ce56" office:value-type="percentage" office:value="0.0697301966874188" calcext:value-type="percentage">
            <text:p>6.97%</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5" office:value-type="string" calcext:value-type="string">
            <text:p>移動污染源</text:p>
          </table:table-cell>
          <table:table-cell table:style-name="ce16" office:value-type="float" office:value="1" calcext:value-type="float">
            <text:p>1</text:p>
          </table:table-cell>
          <table:table-cell table:style-name="ce18" office:value-type="string" calcext:value-type="string">
            <text:p>公路運輸</text:p>
          </table:table-cell>
          <table:table-cell table:style-name="ce18"/>
          <table:table-cell table:style-name="ce25"/>
          <table:table-cell table:style-name="ce34"/>
          <table:table-cell table:style-name="ce44"/>
          <table:table-cell table:style-name="ce53"/>
          <table:table-cell table:style-name="ce57"/>
          <table:table-cell table:style-name="ce34"/>
          <table:table-cell table:style-name="ce44"/>
          <table:table-cell table:style-name="ce53"/>
          <table:table-cell table:style-name="ce57"/>
          <table:table-cell table:style-name="ce34"/>
          <table:table-cell table:style-name="ce44"/>
          <table:table-cell table:style-name="ce53"/>
          <table:table-cell table:style-name="ce57"/>
          <table:table-cell table:style-name="ce34"/>
          <table:table-cell table:style-name="ce44"/>
          <table:table-cell table:style-name="ce53"/>
          <table:table-cell table:style-name="ce57"/>
          <table:table-cell table:style-name="ce34"/>
          <table:table-cell table:style-name="ce44"/>
          <table:table-cell table:number-columns-repeated="16360"/>
        </table:table-row>
        <table:table-row table:style-name="ro1">
          <table:table-cell table:style-name="ce2"/>
          <table:table-cell table:style-name="ce7"/>
          <table:table-cell table:style-name="ce14"/>
          <table:table-cell table:style-name="ce20" office:value-type="string" calcext:value-type="string">
            <text:p>1.汽油車</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自用汽油小客車</text:p>
          </table:table-cell>
          <table:table-cell table:style-name="ce20"/>
          <table:table-cell table:style-name="ce27"/>
          <table:table-cell table:style-name="ce33" office:value-type="float" office:value="0.309972" calcext:value-type="float">
            <text:p><text:s/>0.31 </text:p>
          </table:table-cell>
          <table:table-cell table:style-name="ce43" office:value-type="percentage" office:value="0.000143583962254442" calcext:value-type="percentage">
            <text:p>0.01%</text:p>
          </table:table-cell>
          <table:table-cell table:style-name="ce52" office:value-type="float" office:value="0.249131" calcext:value-type="float">
            <text:p><text:s/>0.25 </text:p>
          </table:table-cell>
          <table:table-cell table:style-name="ce56" office:value-type="percentage" office:value="0.000211827362694679" calcext:value-type="percentage">
            <text:p>0.02%</text:p>
          </table:table-cell>
          <table:table-cell table:style-name="ce33" office:value-type="float" office:value="0.136227" calcext:value-type="float">
            <text:p><text:s/>0.14 </text:p>
          </table:table-cell>
          <table:table-cell table:style-name="ce43" office:value-type="percentage" office:value="0.00061714844416524" calcext:value-type="percentage">
            <text:p>0.06%</text:p>
          </table:table-cell>
          <table:table-cell table:style-name="ce52" office:value-type="float" office:value="0.007258" calcext:value-type="float">
            <text:p><text:s/>0.01 </text:p>
          </table:table-cell>
          <table:table-cell table:style-name="ce56" office:value-type="percentage" office:value="0.000146560840571979" calcext:value-type="percentage">
            <text:p>0.01%</text:p>
          </table:table-cell>
          <table:table-cell table:style-name="ce33" office:value-type="float" office:value="3.55627" calcext:value-type="float">
            <text:p><text:s/>3.56 </text:p>
          </table:table-cell>
          <table:table-cell table:style-name="ce43" office:value-type="percentage" office:value="0.00282418106640403" calcext:value-type="percentage">
            <text:p>0.28%</text:p>
          </table:table-cell>
          <table:table-cell table:style-name="ce52" office:value-type="float" office:value="7.757306" calcext:value-type="float">
            <text:p><text:s/>7.76 </text:p>
          </table:table-cell>
          <table:table-cell table:style-name="ce56" office:value-type="percentage" office:value="0.0394539091886871" calcext:value-type="percentage">
            <text:p>3.95%</text:p>
          </table:table-cell>
          <table:table-cell table:style-name="ce33" office:value-type="float" office:value="6.976146" calcext:value-type="float">
            <text:p><text:s/>6.98 </text:p>
          </table:table-cell>
          <table:table-cell table:style-name="ce43" office:value-type="percentage" office:value="0.0482957880393654" calcext:value-type="percentage">
            <text:p>4.83%</text:p>
          </table:table-cell>
          <table:table-cell table:style-name="ce52" office:value-type="float" office:value="25.206121" calcext:value-type="float">
            <text:p><text:s/>25.21 </text:p>
          </table:table-cell>
          <table:table-cell table:style-name="ce56" office:value-type="percentage" office:value="0.105041213308484" calcext:value-type="percentage">
            <text:p>10.50%</text:p>
          </table:table-cell>
          <table:table-cell table:style-name="ce33" office:value-type="float" office:value="0.002129" calcext:value-type="float">
            <text:p><text:s/>0.00 </text:p>
          </table:table-cell>
          <table:table-cell table:style-name="ce43" office:value-type="percentage" office:value="0.337133808392716" calcext:value-type="percentage">
            <text:p>33.71%</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營業汽油小客車</text:p>
          </table:table-cell>
          <table:table-cell table:style-name="ce20"/>
          <table:table-cell table:style-name="ce27"/>
          <table:table-cell table:style-name="ce33" office:value-type="float" office:value="0.011647" calcext:value-type="float">
            <text:p><text:s/>0.01 </text:p>
          </table:table-cell>
          <table:table-cell table:style-name="ce43" office:value-type="percentage" office:value="0.00000539507571128192" calcext:value-type="percentage">
            <text:p>0.00%</text:p>
          </table:table-cell>
          <table:table-cell table:style-name="ce52" office:value-type="float" office:value="0.00937" calcext:value-type="float">
            <text:p><text:s/>0.01 </text:p>
          </table:table-cell>
          <table:table-cell table:style-name="ce56" office:value-type="percentage" office:value="0.00000796698278596058" calcext:value-type="percentage">
            <text:p>0.00%</text:p>
          </table:table-cell>
          <table:table-cell table:style-name="ce33" office:value-type="float" office:value="0.005144" calcext:value-type="float">
            <text:p><text:s/>0.01 </text:p>
          </table:table-cell>
          <table:table-cell table:style-name="ce43" office:value-type="percentage" office:value="0.0000233038354862545" calcext:value-type="percentage">
            <text:p>0.00%</text:p>
          </table:table-cell>
          <table:table-cell table:style-name="ce52" office:value-type="float" office:value="0.000307" calcext:value-type="float">
            <text:p><text:s/>0.00 </text:p>
          </table:table-cell>
          <table:table-cell table:style-name="ce56" office:value-type="percentage" office:value="0.00000619925296990872" calcext:value-type="percentage">
            <text:p>0.00%</text:p>
          </table:table-cell>
          <table:table-cell table:style-name="ce33" office:value-type="float" office:value="0.080716" calcext:value-type="float">
            <text:p><text:s/>0.08 </text:p>
          </table:table-cell>
          <table:table-cell table:style-name="ce43" office:value-type="percentage" office:value="0.0000640999133799931" calcext:value-type="percentage">
            <text:p>0.01%</text:p>
          </table:table-cell>
          <table:table-cell table:style-name="ce52" office:value-type="float" office:value="0.267876" calcext:value-type="float">
            <text:p><text:s/>0.27 </text:p>
          </table:table-cell>
          <table:table-cell table:style-name="ce56" office:value-type="percentage" office:value="0.00136242599915857" calcext:value-type="percentage">
            <text:p>0.14%</text:p>
          </table:table-cell>
          <table:table-cell table:style-name="ce33" office:value-type="float" office:value="0.240901" calcext:value-type="float">
            <text:p><text:s/>0.24 </text:p>
          </table:table-cell>
          <table:table-cell table:style-name="ce43" office:value-type="percentage" office:value="0.00166775518093675" calcext:value-type="percentage">
            <text:p>0.17%</text:p>
          </table:table-cell>
          <table:table-cell table:style-name="ce52" office:value-type="float" office:value="0.818971" calcext:value-type="float">
            <text:p><text:s/>0.82 </text:p>
          </table:table-cell>
          <table:table-cell table:style-name="ce56" office:value-type="percentage" office:value="0.00341288957172199" calcext:value-type="percentage">
            <text:p>0.34%</text:p>
          </table:table-cell>
          <table:table-cell table:style-name="ce33" office:value-type="float" office:value="0.000091" calcext:value-type="float">
            <text:p><text:s/>0.00 </text:p>
          </table:table-cell>
          <table:table-cell table:style-name="ce43" office:value-type="percentage" office:value="0.0144101346001584" calcext:value-type="percentage">
            <text:p>1.44%</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油電小客車</text:p>
          </table:table-cell>
          <table:table-cell table:style-name="ce20"/>
          <table:table-cell table:style-name="ce27"/>
          <table:table-cell table:style-name="ce33" office:value-type="float" office:value="0.00459" calcext:value-type="float">
            <text:p><text:s/>0.00 </text:p>
          </table:table-cell>
          <table:table-cell table:style-name="ce43" office:value-type="percentage" office:value="0.0000021261610298604" calcext:value-type="percentage">
            <text:p>0.00%</text:p>
          </table:table-cell>
          <table:table-cell table:style-name="ce52" office:value-type="float" office:value="0.003695" calcext:value-type="float">
            <text:p><text:s/>0.00 </text:p>
          </table:table-cell>
          <table:table-cell table:style-name="ce56" office:value-type="percentage" office:value="0.00000314172907087773" calcext:value-type="percentage">
            <text:p>0.00%</text:p>
          </table:table-cell>
          <table:table-cell table:style-name="ce33" office:value-type="float" office:value="0.002033" calcext:value-type="float">
            <text:p><text:s/>0.00 </text:p>
          </table:table-cell>
          <table:table-cell table:style-name="ce43" office:value-type="percentage" office:value="0.00000921008894703644" calcext:value-type="percentage">
            <text:p>0.00%</text:p>
          </table:table-cell>
          <table:table-cell table:style-name="ce52" office:value-type="float" office:value="0.000077" calcext:value-type="float">
            <text:p><text:s/>0.00 </text:p>
          </table:table-cell>
          <table:table-cell table:style-name="ce56" office:value-type="percentage" office:value="0.00000155486149408134" calcext:value-type="percentage">
            <text:p>0.00%</text:p>
          </table:table-cell>
          <table:table-cell table:style-name="ce33" office:value-type="float" office:value="0.002162" calcext:value-type="float">
            <text:p><text:s/>0.00 </text:p>
          </table:table-cell>
          <table:table-cell table:style-name="ce43" office:value-type="percentage" office:value="0.00000171693360334438" calcext:value-type="percentage">
            <text:p>0.00%</text:p>
          </table:table-cell>
          <table:table-cell table:style-name="ce52" office:value-type="float" office:value="0.065169" calcext:value-type="float">
            <text:p><text:s/>0.07 </text:p>
          </table:table-cell>
          <table:table-cell table:style-name="ce56" office:value-type="percentage" office:value="0.000331451641577315" calcext:value-type="percentage">
            <text:p>0.03%</text:p>
          </table:table-cell>
          <table:table-cell table:style-name="ce33" office:value-type="float" office:value="0.058607" calcext:value-type="float">
            <text:p><text:s/>0.06 </text:p>
          </table:table-cell>
          <table:table-cell table:style-name="ce43" office:value-type="percentage" office:value="0.000405735666888721" calcext:value-type="percentage">
            <text:p>0.04%</text:p>
          </table:table-cell>
          <table:table-cell table:style-name="ce52" office:value-type="float" office:value="0.161713" calcext:value-type="float">
            <text:p><text:s/>0.16 </text:p>
          </table:table-cell>
          <table:table-cell table:style-name="ce56" office:value-type="percentage" office:value="0.000673904950617149" calcext:value-type="percentage">
            <text:p>0.07%</text:p>
          </table:table-cell>
          <table:table-cell table:style-name="ce33" office:value-type="float" office:value="0.000023" calcext:value-type="float">
            <text:p><text:s/>0.00 </text:p>
          </table:table-cell>
          <table:table-cell table:style-name="ce43" office:value-type="percentage" office:value="0.00364212193190816" calcext:value-type="percentage">
            <text:p>0.36%</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汽油小貨車</text:p>
          </table:table-cell>
          <table:table-cell table:style-name="ce20"/>
          <table:table-cell table:style-name="ce27"/>
          <table:table-cell table:style-name="ce33" office:value-type="float" office:value="0.042211" calcext:value-type="float">
            <text:p><text:s/>0.04 </text:p>
          </table:table-cell>
          <table:table-cell table:style-name="ce43" office:value-type="percentage" office:value="0.0000195528068042347" calcext:value-type="percentage">
            <text:p>0.00%</text:p>
          </table:table-cell>
          <table:table-cell table:style-name="ce52" office:value-type="float" office:value="0.033345" calcext:value-type="float">
            <text:p><text:s/>0.03 </text:p>
          </table:table-cell>
          <table:table-cell table:style-name="ce56" office:value-type="percentage" office:value="0.0000283520854853634" calcext:value-type="percentage">
            <text:p>0.00%</text:p>
          </table:table-cell>
          <table:table-cell table:style-name="ce33" office:value-type="float" office:value="0.018221" calcext:value-type="float">
            <text:p><text:s/>0.02 </text:p>
          </table:table-cell>
          <table:table-cell table:style-name="ce43" office:value-type="percentage" office:value="0.0000825464981327846" calcext:value-type="percentage">
            <text:p>0.01%</text:p>
          </table:table-cell>
          <table:table-cell table:style-name="ce52" office:value-type="float" office:value="0.000903" calcext:value-type="float">
            <text:p><text:s/>0.00 </text:p>
          </table:table-cell>
          <table:table-cell table:style-name="ce56" office:value-type="percentage" office:value="0.0000182342847942266" calcext:value-type="percentage">
            <text:p>0.00%</text:p>
          </table:table-cell>
          <table:table-cell table:style-name="ce33" office:value-type="float" office:value="0.720013" calcext:value-type="float">
            <text:p><text:s/>0.72 </text:p>
          </table:table-cell>
          <table:table-cell table:style-name="ce43" office:value-type="percentage" office:value="0.000571792097384273" calcext:value-type="percentage">
            <text:p>0.06%</text:p>
          </table:table-cell>
          <table:table-cell table:style-name="ce52" office:value-type="float" office:value="1.609201" calcext:value-type="float">
            <text:p><text:s/>1.61 </text:p>
          </table:table-cell>
          <table:table-cell table:style-name="ce56" office:value-type="percentage" office:value="0.00818444832785306" calcext:value-type="percentage">
            <text:p>0.82%</text:p>
          </table:table-cell>
          <table:table-cell table:style-name="ce33" office:value-type="float" office:value="1.447155" calcext:value-type="float">
            <text:p><text:s/>1.45 </text:p>
          </table:table-cell>
          <table:table-cell table:style-name="ce43" office:value-type="percentage" office:value="0.0100186393948905" calcext:value-type="percentage">
            <text:p>1.00%</text:p>
          </table:table-cell>
          <table:table-cell table:style-name="ce52" office:value-type="float" office:value="8.52155" calcext:value-type="float">
            <text:p><text:s/>8.52 </text:p>
          </table:table-cell>
          <table:table-cell table:style-name="ce56" office:value-type="percentage" office:value="0.0355117691956217" calcext:value-type="percentage">
            <text:p>3.55%</text:p>
          </table:table-cell>
          <table:table-cell table:style-name="ce33" office:value-type="float" office:value="0.000265" calcext:value-type="float">
            <text:p><text:s/>0.00 </text:p>
          </table:table-cell>
          <table:table-cell table:style-name="ce43" office:value-type="percentage" office:value="0.0419635787806809" calcext:value-type="percentage">
            <text:p>4.2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汽油特種車</text:p>
          </table:table-cell>
          <table:table-cell table:style-name="ce20"/>
          <table:table-cell table:style-name="ce27"/>
          <table:table-cell table:style-name="ce33" office:value-type="float" office:value="0.005849" calcext:value-type="float">
            <text:p><text:s/>0.01 </text:p>
          </table:table-cell>
          <table:table-cell table:style-name="ce43" office:value-type="percentage" office:value="0.00000270934986136241" calcext:value-type="percentage">
            <text:p>0.00%</text:p>
          </table:table-cell>
          <table:table-cell table:style-name="ce52" office:value-type="float" office:value="0.004704" calcext:value-type="float">
            <text:p><text:s/>0.00 </text:p>
          </table:table-cell>
          <table:table-cell table:style-name="ce56" office:value-type="percentage" office:value="0.00000399964642744488" calcext:value-type="percentage">
            <text:p>0.00%</text:p>
          </table:table-cell>
          <table:table-cell table:style-name="ce33" office:value-type="float" office:value="0.002579" calcext:value-type="float">
            <text:p><text:s/>0.00 </text:p>
          </table:table-cell>
          <table:table-cell table:style-name="ce43" office:value-type="percentage" office:value="0.0000116836298054142" calcext:value-type="percentage">
            <text:p>0.00%</text:p>
          </table:table-cell>
          <table:table-cell table:style-name="ce52" office:value-type="float" office:value="0.000137" calcext:value-type="float">
            <text:p><text:s/>0.00 </text:p>
          </table:table-cell>
          <table:table-cell table:style-name="ce56" office:value-type="percentage" office:value="0.00000276644187907979" calcext:value-type="percentage">
            <text:p>0.00%</text:p>
          </table:table-cell>
          <table:table-cell table:style-name="ce33" office:value-type="float" office:value="0.013423" calcext:value-type="float">
            <text:p><text:s/>0.01 </text:p>
          </table:table-cell>
          <table:table-cell table:style-name="ce43" office:value-type="percentage" office:value="0.0000106597593698851" calcext:value-type="percentage">
            <text:p>0.00%</text:p>
          </table:table-cell>
          <table:table-cell table:style-name="ce52" office:value-type="float" office:value="0.101386" calcext:value-type="float">
            <text:p><text:s/>0.10 </text:p>
          </table:table-cell>
          <table:table-cell table:style-name="ce56" office:value-type="percentage" office:value="0.000515652474841683" calcext:value-type="percentage">
            <text:p>0.05%</text:p>
          </table:table-cell>
          <table:table-cell table:style-name="ce33" office:value-type="float" office:value="0.091176" calcext:value-type="float">
            <text:p><text:s/>0.09 </text:p>
          </table:table-cell>
          <table:table-cell table:style-name="ce43" office:value-type="percentage" office:value="0.000631210523730033" calcext:value-type="percentage">
            <text:p>0.06%</text:p>
          </table:table-cell>
          <table:table-cell table:style-name="ce52" office:value-type="float" office:value="0.292402" calcext:value-type="float">
            <text:p><text:s/>0.29 </text:p>
          </table:table-cell>
          <table:table-cell table:style-name="ce56" office:value-type="percentage" office:value="0.00121852389956501" calcext:value-type="percentage">
            <text:p>0.12%</text:p>
          </table:table-cell>
          <table:table-cell table:style-name="ce33" office:value-type="float" office:value="0.00004" calcext:value-type="float">
            <text:p><text:s/>0.00 </text:p>
          </table:table-cell>
          <table:table-cell table:style-name="ce43" office:value-type="percentage" office:value="0.00633412509897071" calcext:value-type="percentage">
            <text:p>0.63%</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2.柴油車</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小客車</text:p>
          </table:table-cell>
          <table:table-cell table:style-name="ce20"/>
          <table:table-cell table:style-name="ce27"/>
          <table:table-cell table:style-name="ce33" office:value-type="float" office:value="0.0733" calcext:value-type="float">
            <text:p><text:s/>0.07 </text:p>
          </table:table-cell>
          <table:table-cell table:style-name="ce43" office:value-type="percentage" office:value="0.000033953726250276" calcext:value-type="percentage">
            <text:p>0.00%</text:p>
          </table:table-cell>
          <table:table-cell table:style-name="ce52" office:value-type="float" office:value="0.062114" calcext:value-type="float">
            <text:p><text:s/>0.06 </text:p>
          </table:table-cell>
          <table:table-cell table:style-name="ce56" office:value-type="percentage" office:value="0.0000528133584596751" calcext:value-type="percentage">
            <text:p>0.01%</text:p>
          </table:table-cell>
          <table:table-cell table:style-name="ce33" office:value-type="float" office:value="0.039784" calcext:value-type="float">
            <text:p><text:s/>0.04 </text:p>
          </table:table-cell>
          <table:table-cell table:style-name="ce43" office:value-type="percentage" office:value="0.000180233240860255" calcext:value-type="percentage">
            <text:p>0.02%</text:p>
          </table:table-cell>
          <table:table-cell table:style-name="ce52" office:value-type="float" office:value="0.001516" calcext:value-type="float">
            <text:p><text:s/>0.00 </text:p>
          </table:table-cell>
          <table:table-cell table:style-name="ce56" office:value-type="percentage" office:value="0.0000306125977276274" calcext:value-type="percentage">
            <text:p>0.00%</text:p>
          </table:table-cell>
          <table:table-cell table:style-name="ce33" office:value-type="float" office:value="0.425627" calcext:value-type="float">
            <text:p><text:s/>0.43 </text:p>
          </table:table-cell>
          <table:table-cell table:style-name="ce43" office:value-type="percentage" office:value="0.000338008001290776" calcext:value-type="percentage">
            <text:p>0.03%</text:p>
          </table:table-cell>
          <table:table-cell table:style-name="ce52" office:value-type="float" office:value="0.05594" calcext:value-type="float">
            <text:p><text:s/>0.06 </text:p>
          </table:table-cell>
          <table:table-cell table:style-name="ce56" office:value-type="percentage" office:value="0.000284512649109776" calcext:value-type="percentage">
            <text:p>0.03%</text:p>
          </table:table-cell>
          <table:table-cell table:style-name="ce33" office:value-type="float" office:value="0.05594" calcext:value-type="float">
            <text:p><text:s/>0.06 </text:p>
          </table:table-cell>
          <table:table-cell table:style-name="ce43" office:value-type="percentage" office:value="0.000387272052924652" calcext:value-type="percentage">
            <text:p>0.04%</text:p>
          </table:table-cell>
          <table:table-cell table:style-name="ce52" office:value-type="float" office:value="0.334568" calcext:value-type="float">
            <text:p><text:s/>0.33 </text:p>
          </table:table-cell>
          <table:table-cell table:style-name="ce56" office:value-type="percentage" office:value="0.00139424184523247" calcext:value-type="percentage">
            <text:p>0.14%</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小貨車</text:p>
          </table:table-cell>
          <table:table-cell table:style-name="ce20"/>
          <table:table-cell table:style-name="ce27"/>
          <table:table-cell table:style-name="ce33" office:value-type="float" office:value="0.992037" calcext:value-type="float">
            <text:p><text:s/>0.99 </text:p>
          </table:table-cell>
          <table:table-cell table:style-name="ce43" office:value-type="percentage" office:value="0.000459527322348501" calcext:value-type="percentage">
            <text:p>0.05%</text:p>
          </table:table-cell>
          <table:table-cell table:style-name="ce52" office:value-type="float" office:value="0.959623" calcext:value-type="float">
            <text:p><text:s/>0.96 </text:p>
          </table:table-cell>
          <table:table-cell table:style-name="ce56" office:value-type="percentage" office:value="0.000815933823053559" calcext:value-type="percentage">
            <text:p>0.08%</text:p>
          </table:table-cell>
          <table:table-cell table:style-name="ce33" office:value-type="float" office:value="0.836771" calcext:value-type="float">
            <text:p><text:s/>0.84 </text:p>
          </table:table-cell>
          <table:table-cell table:style-name="ce43" office:value-type="percentage" office:value="0.00379081915312377" calcext:value-type="percentage">
            <text:p>0.38%</text:p>
          </table:table-cell>
          <table:table-cell table:style-name="ce52" office:value-type="float" office:value="0.003542" calcext:value-type="float">
            <text:p><text:s/>0.00 </text:p>
          </table:table-cell>
          <table:table-cell table:style-name="ce56" office:value-type="percentage" office:value="0.0000715236287277417" calcext:value-type="percentage">
            <text:p>0.01%</text:p>
          </table:table-cell>
          <table:table-cell table:style-name="ce33" office:value-type="float" office:value="3.554302" calcext:value-type="float">
            <text:p><text:s/>3.55 </text:p>
          </table:table-cell>
          <table:table-cell table:style-name="ce43" office:value-type="percentage" office:value="0.002822618196223" calcext:value-type="percentage">
            <text:p>0.28%</text:p>
          </table:table-cell>
          <table:table-cell table:style-name="ce52" office:value-type="float" office:value="0.333418" calcext:value-type="float">
            <text:p><text:s/>0.33 </text:p>
          </table:table-cell>
          <table:table-cell table:style-name="ce56" office:value-type="percentage" office:value="0.00169577473079877" calcext:value-type="percentage">
            <text:p>0.17%</text:p>
          </table:table-cell>
          <table:table-cell table:style-name="ce33" office:value-type="float" office:value="0.333418" calcext:value-type="float">
            <text:p><text:s/>0.33 </text:p>
          </table:table-cell>
          <table:table-cell table:style-name="ce43" office:value-type="percentage" office:value="0.00230824943407278" calcext:value-type="percentage">
            <text:p>0.23%</text:p>
          </table:table-cell>
          <table:table-cell table:style-name="ce52" office:value-type="float" office:value="3.334537" calcext:value-type="float">
            <text:p><text:s/>3.33 </text:p>
          </table:table-cell>
          <table:table-cell table:style-name="ce56" office:value-type="percentage" office:value="0.0138959823410366" calcext:value-type="percentage">
            <text:p>1.39%</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市區公車</text:p>
          </table:table-cell>
          <table:table-cell table:style-name="ce20"/>
          <table:table-cell table:style-name="ce27"/>
          <table:table-cell table:style-name="ce33" office:value-type="float" office:value="0.032268" calcext:value-type="float">
            <text:p><text:s/>0.03 </text:p>
          </table:table-cell>
          <table:table-cell table:style-name="ce43" office:value-type="percentage" office:value="0.0000149470510046918" calcext:value-type="percentage">
            <text:p>0.00%</text:p>
          </table:table-cell>
          <table:table-cell table:style-name="ce52" office:value-type="float" office:value="0.029511" calcext:value-type="float">
            <text:p><text:s/>0.03 </text:p>
          </table:table-cell>
          <table:table-cell table:style-name="ce56" office:value-type="percentage" office:value="0.0000250921695834026" calcext:value-type="percentage">
            <text:p>0.00%</text:p>
          </table:table-cell>
          <table:table-cell table:style-name="ce33" office:value-type="float" office:value="0.017131" calcext:value-type="float">
            <text:p><text:s/>0.02 </text:p>
          </table:table-cell>
          <table:table-cell table:style-name="ce43" office:value-type="percentage" office:value="0.000077608477005254" calcext:value-type="percentage">
            <text:p>0.01%</text:p>
          </table:table-cell>
          <table:table-cell table:style-name="ce52" office:value-type="float" office:value="0.000953" calcext:value-type="float">
            <text:p><text:s/>0.00 </text:p>
          </table:table-cell>
          <table:table-cell table:style-name="ce56" office:value-type="percentage" office:value="0.0000192439351150587" calcext:value-type="percentage">
            <text:p>0.00%</text:p>
          </table:table-cell>
          <table:table-cell table:style-name="ce33" office:value-type="float" office:value="0.606327" calcext:value-type="float">
            <text:p><text:s/>0.61 </text:p>
          </table:table-cell>
          <table:table-cell table:style-name="ce43" office:value-type="percentage" office:value="0.000481509343623954" calcext:value-type="percentage">
            <text:p>0.05%</text:p>
          </table:table-cell>
          <table:table-cell table:style-name="ce52" office:value-type="float" office:value="0.011903" calcext:value-type="float">
            <text:p><text:s/>0.01 </text:p>
          </table:table-cell>
          <table:table-cell table:style-name="ce56" office:value-type="percentage" office:value="0.0000605390429451852" calcext:value-type="percentage">
            <text:p>0.01%</text:p>
          </table:table-cell>
          <table:table-cell table:style-name="ce33" office:value-type="float" office:value="0.011903" calcext:value-type="float">
            <text:p><text:s/>0.01 </text:p>
          </table:table-cell>
          <table:table-cell table:style-name="ce43" office:value-type="percentage" office:value="0.0000824043483368275" calcext:value-type="percentage">
            <text:p>0.01%</text:p>
          </table:table-cell>
          <table:table-cell table:style-name="ce52" office:value-type="float" office:value="0.074101" calcext:value-type="float">
            <text:p><text:s/>0.07 </text:p>
          </table:table-cell>
          <table:table-cell table:style-name="ce56" office:value-type="percentage" office:value="0.000308800348430129" calcext:value-type="percentage">
            <text:p>0.03%</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公路客運</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其他大客車</text:p>
          </table:table-cell>
          <table:table-cell table:style-name="ce20"/>
          <table:table-cell table:style-name="ce27"/>
          <table:table-cell table:style-name="ce33" office:value-type="float" office:value="0.696348" calcext:value-type="float">
            <text:p><text:s/>0.70 </text:p>
          </table:table-cell>
          <table:table-cell table:style-name="ce43" office:value-type="percentage" office:value="0.000322559472945801" calcext:value-type="percentage">
            <text:p>0.03%</text:p>
          </table:table-cell>
          <table:table-cell table:style-name="ce52" office:value-type="float" office:value="0.655764" calcext:value-type="float">
            <text:p><text:s/>0.66 </text:p>
          </table:table-cell>
          <table:table-cell table:style-name="ce56" office:value-type="percentage" office:value="0.000557573158981073" calcext:value-type="percentage">
            <text:p>0.06%</text:p>
          </table:table-cell>
          <table:table-cell table:style-name="ce33" office:value-type="float" office:value="0.455793" calcext:value-type="float">
            <text:p><text:s/>0.46 </text:p>
          </table:table-cell>
          <table:table-cell table:style-name="ce43" office:value-type="percentage" office:value="0.00206487657227574" calcext:value-type="percentage">
            <text:p>0.21%</text:p>
          </table:table-cell>
          <table:table-cell table:style-name="ce52" office:value-type="float" office:value="0.010205" calcext:value-type="float">
            <text:p><text:s/>0.01 </text:p>
          </table:table-cell>
          <table:table-cell table:style-name="ce56" office:value-type="percentage" office:value="0.000206069630481819" calcext:value-type="percentage">
            <text:p>0.02%</text:p>
          </table:table-cell>
          <table:table-cell table:style-name="ce33" office:value-type="float" office:value="12.927399" calcext:value-type="float">
            <text:p><text:s/>12.93 </text:p>
          </table:table-cell>
          <table:table-cell table:style-name="ce43" office:value-type="percentage" office:value="0.0102661821216191" calcext:value-type="percentage">
            <text:p>1.03%</text:p>
          </table:table-cell>
          <table:table-cell table:style-name="ce52" office:value-type="float" office:value="0.651612" calcext:value-type="float">
            <text:p><text:s/>0.65 </text:p>
          </table:table-cell>
          <table:table-cell table:style-name="ce56" office:value-type="percentage" office:value="0.00331411970525061" calcext:value-type="percentage">
            <text:p>0.33%</text:p>
          </table:table-cell>
          <table:table-cell table:style-name="ce33" office:value-type="float" office:value="0.651612" calcext:value-type="float">
            <text:p><text:s/>0.65 </text:p>
          </table:table-cell>
          <table:table-cell table:style-name="ce43" office:value-type="percentage" office:value="0.00451110327047441" calcext:value-type="percentage">
            <text:p>0.45%</text:p>
          </table:table-cell>
          <table:table-cell table:style-name="ce52" office:value-type="float" office:value="3.383044" calcext:value-type="float">
            <text:p><text:s/>3.38 </text:p>
          </table:table-cell>
          <table:table-cell table:style-name="ce56" office:value-type="percentage" office:value="0.0140981250719215" calcext:value-type="percentage">
            <text:p>1.41%</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大貨車</text:p>
          </table:table-cell>
          <table:table-cell table:style-name="ce20"/>
          <table:table-cell table:style-name="ce27"/>
          <table:table-cell table:style-name="ce33" office:value-type="float" office:value="10.014687" calcext:value-type="float">
            <text:p><text:s/>10.01 </text:p>
          </table:table-cell>
          <table:table-cell table:style-name="ce43" office:value-type="percentage" office:value="0.00463896235852931" calcext:value-type="percentage">
            <text:p>0.46%</text:p>
          </table:table-cell>
          <table:table-cell table:style-name="ce52" office:value-type="float" office:value="9.918489" calcext:value-type="float">
            <text:p><text:s/>9.92 </text:p>
          </table:table-cell>
          <table:table-cell table:style-name="ce56" office:value-type="percentage" office:value="0.00843334377008958" calcext:value-type="percentage">
            <text:p>0.84%</text:p>
          </table:table-cell>
          <table:table-cell table:style-name="ce33" office:value-type="float" office:value="8.887532" calcext:value-type="float">
            <text:p><text:s/>8.89 </text:p>
          </table:table-cell>
          <table:table-cell table:style-name="ce43" office:value-type="percentage" office:value="0.0402631383372517" calcext:value-type="percentage">
            <text:p>4.03%</text:p>
          </table:table-cell>
          <table:table-cell table:style-name="ce52" office:value-type="float" office:value="0.020852" calcext:value-type="float">
            <text:p><text:s/>0.02 </text:p>
          </table:table-cell>
          <table:table-cell table:style-name="ce56" office:value-type="percentage" office:value="0.000421064569799794" calcext:value-type="percentage">
            <text:p>0.04%</text:p>
          </table:table-cell>
          <table:table-cell table:style-name="ce33" office:value-type="float" office:value="136.595543" calcext:value-type="float">
            <text:p><text:s/>136.60 </text:p>
          </table:table-cell>
          <table:table-cell table:style-name="ce43" office:value-type="percentage" office:value="0.108476169215436" calcext:value-type="percentage">
            <text:p>10.85%</text:p>
          </table:table-cell>
          <table:table-cell table:style-name="ce52" office:value-type="float" office:value="17.901439" calcext:value-type="float">
            <text:p><text:s/>17.90 </text:p>
          </table:table-cell>
          <table:table-cell table:style-name="ce56" office:value-type="percentage" office:value="0.0910472976897936" calcext:value-type="percentage">
            <text:p>9.10%</text:p>
          </table:table-cell>
          <table:table-cell table:style-name="ce33" office:value-type="float" office:value="17.901439" calcext:value-type="float">
            <text:p><text:s/>17.90 </text:p>
          </table:table-cell>
          <table:table-cell table:style-name="ce43" office:value-type="percentage" office:value="0.123931480726411" calcext:value-type="percentage">
            <text:p>12.39%</text:p>
          </table:table-cell>
          <table:table-cell table:style-name="ce52" office:value-type="float" office:value="67.356769" calcext:value-type="float">
            <text:p><text:s/>67.36 </text:p>
          </table:table-cell>
          <table:table-cell table:style-name="ce56" office:value-type="percentage" office:value="0.280695182741497" calcext:value-type="percentage">
            <text:p>28.07%</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特種車</text:p>
          </table:table-cell>
          <table:table-cell table:style-name="ce20"/>
          <table:table-cell table:style-name="ce27"/>
          <table:table-cell table:style-name="ce33" office:value-type="float" office:value="0.528261" calcext:value-type="float">
            <text:p><text:s/>0.53 </text:p>
          </table:table-cell>
          <table:table-cell table:style-name="ce43" office:value-type="percentage" office:value="0.000244698900173221" calcext:value-type="percentage">
            <text:p>0.02%</text:p>
          </table:table-cell>
          <table:table-cell table:style-name="ce52" office:value-type="float" office:value="0.491311" calcext:value-type="float">
            <text:p><text:s/>0.49 </text:p>
          </table:table-cell>
          <table:table-cell table:style-name="ce56" office:value-type="percentage" office:value="0.000417744533570232" calcext:value-type="percentage">
            <text:p>0.04%</text:p>
          </table:table-cell>
          <table:table-cell table:style-name="ce33" office:value-type="float" office:value="0.36079" calcext:value-type="float">
            <text:p><text:s/>0.36 </text:p>
          </table:table-cell>
          <table:table-cell table:style-name="ce43" office:value-type="percentage" office:value="0.00163448499321263" calcext:value-type="percentage">
            <text:p>0.16%</text:p>
          </table:table-cell>
          <table:table-cell table:style-name="ce52" office:value-type="float" office:value="0.00801" calcext:value-type="float">
            <text:p><text:s/>0.01 </text:p>
          </table:table-cell>
          <table:table-cell table:style-name="ce56" office:value-type="percentage" office:value="0.000161745981397293" calcext:value-type="percentage">
            <text:p>0.02%</text:p>
          </table:table-cell>
          <table:table-cell table:style-name="ce33" office:value-type="float" office:value="10.11353" calcext:value-type="float">
            <text:p><text:s/>10.11 </text:p>
          </table:table-cell>
          <table:table-cell table:style-name="ce43" office:value-type="percentage" office:value="0.00803157238919125" calcext:value-type="percentage">
            <text:p>0.80%</text:p>
          </table:table-cell>
          <table:table-cell table:style-name="ce52" office:value-type="float" office:value="0.532794" calcext:value-type="float">
            <text:p><text:s/>0.53 </text:p>
          </table:table-cell>
          <table:table-cell table:style-name="ce56" office:value-type="percentage" office:value="0.00270980751465488" calcext:value-type="percentage">
            <text:p>0.27%</text:p>
          </table:table-cell>
          <table:table-cell table:style-name="ce33" office:value-type="float" office:value="0.532794" calcext:value-type="float">
            <text:p><text:s/>0.53 </text:p>
          </table:table-cell>
          <table:table-cell table:style-name="ce43" office:value-type="percentage" office:value="0.00368852746095704" calcext:value-type="percentage">
            <text:p>0.37%</text:p>
          </table:table-cell>
          <table:table-cell table:style-name="ce52" office:value-type="float" office:value="2.445831" calcext:value-type="float">
            <text:p><text:s/>2.45 </text:p>
          </table:table-cell>
          <table:table-cell table:style-name="ce56" office:value-type="percentage" office:value="0.0101924868085614" calcext:value-type="percentage">
            <text:p>1.02%</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3.汽油機車</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二行程機車</text:p>
          </table:table-cell>
          <table:table-cell table:style-name="ce20"/>
          <table:table-cell table:style-name="ce27"/>
          <table:table-cell table:style-name="ce33" office:value-type="float" office:value="0.017102" calcext:value-type="float">
            <text:p><text:s/>0.02 </text:p>
          </table:table-cell>
          <table:table-cell table:style-name="ce43" office:value-type="percentage" office:value="0.00000792191850385022" calcext:value-type="percentage">
            <text:p>0.00%</text:p>
          </table:table-cell>
          <table:table-cell table:style-name="ce52" office:value-type="float" office:value="0.016811" calcext:value-type="float">
            <text:p><text:s/>0.02 </text:p>
          </table:table-cell>
          <table:table-cell table:style-name="ce56" office:value-type="percentage" office:value="0.0000142938044412789" calcext:value-type="percentage">
            <text:p>0.00%</text:p>
          </table:table-cell>
          <table:table-cell table:style-name="ce33" office:value-type="float" office:value="0.016164" calcext:value-type="float">
            <text:p><text:s/>0.02 </text:p>
          </table:table-cell>
          <table:table-cell table:style-name="ce43" office:value-type="percentage" office:value="0.0000732276821150502" calcext:value-type="percentage">
            <text:p>0.01%</text:p>
          </table:table-cell>
          <table:table-cell table:style-name="ce52" office:value-type="float" office:value="0.000038" calcext:value-type="float">
            <text:p><text:s/>0.00 </text:p>
          </table:table-cell>
          <table:table-cell table:style-name="ce56" office:value-type="percentage" office:value="0.00000076733424383235" calcext:value-type="percentage">
            <text:p>0.00%</text:p>
          </table:table-cell>
          <table:table-cell table:style-name="ce33" office:value-type="float" office:value="0.00901" calcext:value-type="float">
            <text:p><text:s/>0.01 </text:p>
          </table:table-cell>
          <table:table-cell table:style-name="ce43" office:value-type="percentage" office:value="0.00000715521358285516" calcext:value-type="percentage">
            <text:p>0.00%</text:p>
          </table:table-cell>
          <table:table-cell table:style-name="ce52" office:value-type="float" office:value="0.333767" calcext:value-type="float">
            <text:p><text:s/>0.33 </text:p>
          </table:table-cell>
          <table:table-cell table:style-name="ce56" office:value-type="percentage" office:value="0.00169754975608549" calcext:value-type="percentage">
            <text:p>0.17%</text:p>
          </table:table-cell>
          <table:table-cell table:style-name="ce33" office:value-type="float" office:value="0.307247" calcext:value-type="float">
            <text:p><text:s/>0.31 </text:p>
          </table:table-cell>
          <table:table-cell table:style-name="ce43" office:value-type="percentage" office:value="0.00212706786637362" calcext:value-type="percentage">
            <text:p>0.21%</text:p>
          </table:table-cell>
          <table:table-cell table:style-name="ce52" office:value-type="float" office:value="0.322261" calcext:value-type="float">
            <text:p><text:s/>0.32 </text:p>
          </table:table-cell>
          <table:table-cell table:style-name="ce56" office:value-type="percentage" office:value="0.00134295500850787" calcext:value-type="percentage">
            <text:p>0.13%</text:p>
          </table:table-cell>
          <table:table-cell table:style-name="ce33" office:value-type="float" office:value="0.000011" calcext:value-type="float">
            <text:p><text:s/>0.00 </text:p>
          </table:table-cell>
          <table:table-cell table:style-name="ce43" office:value-type="percentage" office:value="0.00174188440221694" calcext:value-type="percentage">
            <text:p>0.17%</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四行程機車</text:p>
          </table:table-cell>
          <table:table-cell table:style-name="ce20"/>
          <table:table-cell table:style-name="ce27"/>
          <table:table-cell table:style-name="ce33" office:value-type="float" office:value="0.344576" calcext:value-type="float">
            <text:p><text:s/>0.34 </text:p>
          </table:table-cell>
          <table:table-cell table:style-name="ce43" office:value-type="percentage" office:value="0.0001596130856264" calcext:value-type="percentage">
            <text:p>0.02%</text:p>
          </table:table-cell>
          <table:table-cell table:style-name="ce52" office:value-type="float" office:value="0.29893" calcext:value-type="float">
            <text:p><text:s/>0.30 </text:p>
          </table:table-cell>
          <table:table-cell table:style-name="ce56" office:value-type="percentage" office:value="0.000254169708026382" calcext:value-type="percentage">
            <text:p>0.03%</text:p>
          </table:table-cell>
          <table:table-cell table:style-name="ce33" office:value-type="float" office:value="0.197459" calcext:value-type="float">
            <text:p><text:s/>0.20 </text:p>
          </table:table-cell>
          <table:table-cell table:style-name="ce43" office:value-type="percentage" office:value="0.000894547443872538" calcext:value-type="percentage">
            <text:p>0.09%</text:p>
          </table:table-cell>
          <table:table-cell table:style-name="ce52" office:value-type="float" office:value="0.005955" calcext:value-type="float">
            <text:p><text:s/>0.01 </text:p>
          </table:table-cell>
          <table:table-cell table:style-name="ce56" office:value-type="percentage" office:value="0.000120249353211096" calcext:value-type="percentage">
            <text:p>0.01%</text:p>
          </table:table-cell>
          <table:table-cell table:style-name="ce33" office:value-type="float" office:value="2.312328" calcext:value-type="float">
            <text:p><text:s/>2.31 </text:p>
          </table:table-cell>
          <table:table-cell table:style-name="ce43" office:value-type="percentage" office:value="0.00183631528453011" calcext:value-type="percentage">
            <text:p>0.18%</text:p>
          </table:table-cell>
          <table:table-cell table:style-name="ce52" office:value-type="float" office:value="9.92337" calcext:value-type="float">
            <text:p><text:s/>9.92 </text:p>
          </table:table-cell>
          <table:table-cell table:style-name="ce56" office:value-type="percentage" office:value="0.0504705807435909" calcext:value-type="percentage">
            <text:p>5.05%</text:p>
          </table:table-cell>
          <table:table-cell table:style-name="ce33" office:value-type="float" office:value="9.431325" calcext:value-type="float">
            <text:p><text:s/>9.43 </text:p>
          </table:table-cell>
          <table:table-cell table:style-name="ce43" office:value-type="percentage" office:value="0.0652929673677081" calcext:value-type="percentage">
            <text:p>6.53%</text:p>
          </table:table-cell>
          <table:table-cell table:style-name="ce52" office:value-type="float" office:value="18.840317" calcext:value-type="float">
            <text:p><text:s/>18.84 </text:p>
          </table:table-cell>
          <table:table-cell table:style-name="ce56" office:value-type="percentage" office:value="0.0785130626325431" calcext:value-type="percentage">
            <text:p>7.85%</text:p>
          </table:table-cell>
          <table:table-cell table:style-name="ce33" office:value-type="float" office:value="0.001756" calcext:value-type="float">
            <text:p><text:s/>0.00 </text:p>
          </table:table-cell>
          <table:table-cell table:style-name="ce43" office:value-type="percentage" office:value="0.278068091844814" calcext:value-type="percentage">
            <text:p>27.81%</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4.清潔燃料車輛</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油氣雙燃料車(LPG)</text:p>
          </table:table-cell>
          <table:table-cell table:style-name="ce20"/>
          <table:table-cell table:style-name="ce27"/>
          <table:table-cell table:style-name="ce33" office:value-type="float" office:value="0.000302" calcext:value-type="float">
            <text:p><text:s/>0.00 </text:p>
          </table:table-cell>
          <table:table-cell table:style-name="ce43" office:value-type="percentage" office:value="0.00000013989120501478" calcext:value-type="percentage">
            <text:p>0.00%</text:p>
          </table:table-cell>
          <table:table-cell table:style-name="ce52" office:value-type="float" office:value="0.000239" calcext:value-type="float">
            <text:p><text:s/>0.00 </text:p>
          </table:table-cell>
          <table:table-cell table:style-name="ce56" office:value-type="percentage" office:value="0.00000020321332826516" calcext:value-type="percentage">
            <text:p>0.00%</text:p>
          </table:table-cell>
          <table:table-cell table:style-name="ce33" office:value-type="float" office:value="0.000122" calcext:value-type="float">
            <text:p><text:s/>0.00 </text:p>
          </table:table-cell>
          <table:table-cell table:style-name="ce43" office:value-type="percentage" office:value="0.00000055269594271443"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004113" calcext:value-type="float">
            <text:p><text:s/>0.00 </text:p>
          </table:table-cell>
          <table:table-cell table:style-name="ce43" office:value-type="percentage" office:value="0.00000326630338138549" calcext:value-type="percentage">
            <text:p>0.00%</text:p>
          </table:table-cell>
          <table:table-cell table:style-name="ce52" office:value-type="float" office:value="0.001553" calcext:value-type="float">
            <text:p><text:s/>0.00 </text:p>
          </table:table-cell>
          <table:table-cell table:style-name="ce56" office:value-type="percentage" office:value="0.0000078986082243025" calcext:value-type="percentage">
            <text:p>0.00%</text:p>
          </table:table-cell>
          <table:table-cell table:style-name="ce33" office:value-type="float" office:value="0.001396" calcext:value-type="float">
            <text:p><text:s/>0.00 </text:p>
          </table:table-cell>
          <table:table-cell table:style-name="ce43" office:value-type="percentage" office:value="0.00000966449384845932" calcext:value-type="percentage">
            <text:p>0.00%</text:p>
          </table:table-cell>
          <table:table-cell table:style-name="ce52" office:value-type="float" office:value="0.031957" calcext:value-type="float">
            <text:p><text:s/>0.03 </text:p>
          </table:table-cell>
          <table:table-cell table:style-name="ce56" office:value-type="percentage" office:value="0.00013317408314033" calcext:value-type="percentage">
            <text:p>0.01%</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5.電動車</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電動小客車</text:p>
          </table:table-cell>
          <table:table-cell table:style-name="ce20"/>
          <table:table-cell table:style-name="ce27"/>
          <table:table-cell table:style-name="ce33" office:value-type="float" office:value="0.000583" calcext:value-type="float">
            <text:p><text:s/>0.00 </text:p>
          </table:table-cell>
          <table:table-cell table:style-name="ce43" office:value-type="percentage" office:value="0.00000027005487590602" calcext:value-type="percentage">
            <text:p>0.00%</text:p>
          </table:table-cell>
          <table:table-cell table:style-name="ce52" office:value-type="float" office:value="0.000384" calcext:value-type="float">
            <text:p><text:s/>0.00 </text:p>
          </table:table-cell>
          <table:table-cell table:style-name="ce56" office:value-type="percentage" office:value="0.00000032650174917917" calcext:value-type="percentage">
            <text:p>0.00%</text:p>
          </table:table-cell>
          <table:table-cell table:style-name="ce33" office:value-type="float" office:value="0.000243" calcext:value-type="float">
            <text:p><text:s/>0.00 </text:p>
          </table:table-cell>
          <table:table-cell table:style-name="ce43" office:value-type="percentage" office:value="0.00000110086159081646"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電動機車</text:p>
          </table:table-cell>
          <table:table-cell table:style-name="ce20"/>
          <table:table-cell table:style-name="ce27"/>
          <table:table-cell table:style-name="ce33" office:value-type="float" office:value="0.00509" calcext:value-type="float">
            <text:p><text:s/>0.01 </text:p>
          </table:table-cell>
          <table:table-cell table:style-name="ce43" office:value-type="percentage" office:value="0.00000235776898518288" calcext:value-type="percentage">
            <text:p>0.00%</text:p>
          </table:table-cell>
          <table:table-cell table:style-name="ce52" office:value-type="float" office:value="0.004147" calcext:value-type="float">
            <text:p><text:s/>0.00 </text:p>
          </table:table-cell>
          <table:table-cell table:style-name="ce56" office:value-type="percentage" office:value="0.00000352604883814072" calcext:value-type="percentage">
            <text:p>0.00%</text:p>
          </table:table-cell>
          <table:table-cell table:style-name="ce33" office:value-type="float" office:value="0.002051" calcext:value-type="float">
            <text:p><text:s/>0.00 </text:p>
          </table:table-cell>
          <table:table-cell table:style-name="ce43" office:value-type="percentage" office:value="0.00000929163425005989"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電動市區公車</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office:value-type="float" office:value="2" calcext:value-type="float">
            <text:p>2</text:p>
          </table:table-cell>
          <table:table-cell table:style-name="ce20" office:value-type="string" calcext:value-type="string">
            <text:p>非公路運輸</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農業機械/施工機具</text:p>
          </table:table-cell>
          <table:table-cell table:style-name="ce20"/>
          <table:table-cell table:style-name="ce27"/>
          <table:table-cell table:style-name="ce33" office:value-type="float" office:value="0.555170659450421" calcext:value-type="float">
            <text:p><text:s/>0.56 </text:p>
          </table:table-cell>
          <table:table-cell table:style-name="ce43" office:value-type="percentage" office:value="0.000257163882580693" calcext:value-type="percentage">
            <text:p>0.03%</text:p>
          </table:table-cell>
          <table:table-cell table:style-name="ce52" office:value-type="float" office:value="0.554927823626584" calcext:value-type="float">
            <text:p><text:s/>0.55 </text:p>
          </table:table-cell>
          <table:table-cell table:style-name="ce56" office:value-type="percentage" office:value="0.000471835690318417" calcext:value-type="percentage">
            <text:p>0.05%</text:p>
          </table:table-cell>
          <table:table-cell table:style-name="ce33" office:value-type="float" office:value="0.510562738035318" calcext:value-type="float">
            <text:p><text:s/>0.51 </text:p>
          </table:table-cell>
          <table:table-cell table:style-name="ce43" office:value-type="percentage" office:value="0.00231299962142044" calcext:value-type="percentage">
            <text:p>0.23%</text:p>
          </table:table-cell>
          <table:table-cell table:style-name="ce52" office:value-type="float" office:value="0.00261099792248381" calcext:value-type="float">
            <text:p><text:s/>0.00 </text:p>
          </table:table-cell>
          <table:table-cell table:style-name="ce56" office:value-type="percentage" office:value="0.0000527238978025513" calcext:value-type="percentage">
            <text:p>0.01%</text:p>
          </table:table-cell>
          <table:table-cell table:style-name="ce33" office:value-type="float" office:value="6.78640205669359" calcext:value-type="float">
            <text:p><text:s/>6.79 </text:p>
          </table:table-cell>
          <table:table-cell table:style-name="ce43" office:value-type="percentage" office:value="0.00538936250552389" calcext:value-type="percentage">
            <text:p>0.54%</text:p>
          </table:table-cell>
          <table:table-cell table:style-name="ce52" office:value-type="float" office:value="0.646030015470706" calcext:value-type="float">
            <text:p><text:s/>0.65 </text:p>
          </table:table-cell>
          <table:table-cell table:style-name="ce56" office:value-type="percentage" office:value="0.00328572955141223" calcext:value-type="percentage">
            <text:p>0.33%</text:p>
          </table:table-cell>
          <table:table-cell table:style-name="ce33" office:value-type="float" office:value="0.645508219485603" calcext:value-type="float">
            <text:p><text:s/>0.65 </text:p>
          </table:table-cell>
          <table:table-cell table:style-name="ce43" office:value-type="percentage" office:value="0.00446884685984852" calcext:value-type="percentage">
            <text:p>0.45%</text:p>
          </table:table-cell>
          <table:table-cell table:style-name="ce52" office:value-type="float" office:value="3.61942553799906" calcext:value-type="float">
            <text:p><text:s/>3.62 </text:p>
          </table:table-cell>
          <table:table-cell table:style-name="ce56" office:value-type="percentage" office:value="0.0150831954663367" calcext:value-type="percentage">
            <text:p>1.51%</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火 <text:s/>車</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航空器</text:p>
          </table:table-cell>
          <table:table-cell table:style-name="ce20"/>
          <table:table-cell table:style-name="ce27"/>
          <table:table-cell table:style-name="ce33" office:value-type="float" office:value="0.165981231008356" calcext:value-type="float">
            <text:p><text:s/>0.17 </text:p>
          </table:table-cell>
          <table:table-cell table:style-name="ce43" office:value-type="percentage" office:value="0.0000768851470715084" calcext:value-type="percentage">
            <text:p>0.01%</text:p>
          </table:table-cell>
          <table:table-cell table:style-name="ce52" office:value-type="float" office:value="0.165981231008356" calcext:value-type="float">
            <text:p><text:s/>0.17 </text:p>
          </table:table-cell>
          <table:table-cell table:style-name="ce56" office:value-type="percentage" office:value="0.000141128026706096" calcext:value-type="percentage">
            <text:p>0.01%</text:p>
          </table:table-cell>
          <table:table-cell table:style-name="ce33" office:value-type="float" office:value="0.165981231008356" calcext:value-type="float">
            <text:p><text:s/>0.17 </text:p>
          </table:table-cell>
          <table:table-cell table:style-name="ce43" office:value-type="percentage" office:value="0.000751943876598901" calcext:value-type="percentage">
            <text:p>0.08%</text:p>
          </table:table-cell>
          <table:table-cell table:style-name="ce52" office:value-type="float" office:value="0.208319184893416" calcext:value-type="float">
            <text:p><text:s/>0.21 </text:p>
          </table:table-cell>
          <table:table-cell table:style-name="ce56" office:value-type="percentage" office:value="0.00420659063726214" calcext:value-type="percentage">
            <text:p>0.42%</text:p>
          </table:table-cell>
          <table:table-cell table:style-name="ce33" office:value-type="float" office:value="9.59657951207433" calcext:value-type="float">
            <text:p><text:s/>9.60 </text:p>
          </table:table-cell>
          <table:table-cell table:style-name="ce43" office:value-type="percentage" office:value="0.00762104062971629" calcext:value-type="percentage">
            <text:p>0.76%</text:p>
          </table:table-cell>
          <table:table-cell table:style-name="ce52" office:value-type="float" office:value="1.5100362326393" calcext:value-type="float">
            <text:p><text:s/>1.51 </text:p>
          </table:table-cell>
          <table:table-cell table:style-name="ce56" office:value-type="percentage" office:value="0.0076800931140499" calcext:value-type="percentage">
            <text:p>0.77%</text:p>
          </table:table-cell>
          <table:table-cell table:style-name="ce33" office:value-type="float" office:value="1.5100362326393" calcext:value-type="float">
            <text:p><text:s/>1.51 </text:p>
          </table:table-cell>
          <table:table-cell table:style-name="ce43" office:value-type="percentage" office:value="0.0104539655310123" calcext:value-type="percentage">
            <text:p>1.05%</text:p>
          </table:table-cell>
          <table:table-cell table:style-name="ce52" office:value-type="float" office:value="12.4504774305824" calcext:value-type="float">
            <text:p><text:s/>12.45 </text:p>
          </table:table-cell>
          <table:table-cell table:style-name="ce56" office:value-type="percentage" office:value="0.051884748771073" calcext:value-type="percentage">
            <text:p>5.19%</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船舶-港區內</text:p>
          </table:table-cell>
          <table:table-cell table:style-name="ce20"/>
          <table:table-cell table:style-name="ce27"/>
          <table:table-cell table:style-name="ce33" office:value-type="float" office:value="10.9296798423376" calcext:value-type="float">
            <text:p><text:s/>10.93 </text:p>
          </table:table-cell>
          <table:table-cell table:style-name="ce43" office:value-type="percentage" office:value="0.00506280160122636" calcext:value-type="percentage">
            <text:p>0.51%</text:p>
          </table:table-cell>
          <table:table-cell table:style-name="ce52" office:value-type="float" office:value="10.9296798423376" calcext:value-type="float">
            <text:p><text:s/>10.93 </text:p>
          </table:table-cell>
          <table:table-cell table:style-name="ce56" office:value-type="percentage" office:value="0.0092931239231552" calcext:value-type="percentage">
            <text:p>0.93%</text:p>
          </table:table-cell>
          <table:table-cell table:style-name="ce33" office:value-type="float" office:value="7.03402543199549" calcext:value-type="float">
            <text:p><text:s/>7.03 </text:p>
          </table:table-cell>
          <table:table-cell table:style-name="ce43" office:value-type="percentage" office:value="0.031866207518148" calcext:value-type="percentage">
            <text:p>3.19%</text:p>
          </table:table-cell>
          <table:table-cell table:style-name="ce52" office:value-type="float" office:value="27.5938676801537" calcext:value-type="float">
            <text:p><text:s/>27.59 </text:p>
          </table:table-cell>
          <table:table-cell table:style-name="ce56" office:value-type="percentage" office:value="0.557203147125281" calcext:value-type="percentage">
            <text:p>55.72%</text:p>
          </table:table-cell>
          <table:table-cell table:style-name="ce33" office:value-type="float" office:value="222.978336798359" calcext:value-type="float">
            <text:p><text:s/>222.98 </text:p>
          </table:table-cell>
          <table:table-cell table:style-name="ce43" office:value-type="percentage" office:value="0.177076317884803" calcext:value-type="percentage">
            <text:p>17.71%</text:p>
          </table:table-cell>
          <table:table-cell table:style-name="ce52" office:value-type="float" office:value="12.064418950164" calcext:value-type="float">
            <text:p><text:s/>12.06 </text:p>
          </table:table-cell>
          <table:table-cell table:style-name="ce56" office:value-type="percentage" office:value="0.0613600249460377" calcext:value-type="percentage">
            <text:p>6.14%</text:p>
          </table:table-cell>
          <table:table-cell table:style-name="ce33" office:value-type="float" office:value="12.064418950164" calcext:value-type="float">
            <text:p><text:s/>12.06 </text:p>
          </table:table-cell>
          <table:table-cell table:style-name="ce43" office:value-type="percentage" office:value="0.0835218500924758" calcext:value-type="percentage">
            <text:p>8.35%</text:p>
          </table:table-cell>
          <table:table-cell table:style-name="ce52" office:value-type="float" office:value="60.1747912286286" calcext:value-type="float">
            <text:p><text:s/>60.17 </text:p>
          </table:table-cell>
          <table:table-cell table:style-name="ce56" office:value-type="percentage" office:value="0.250765799356429" calcext:value-type="percentage">
            <text:p>25.08%</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1" table:number-columns-repeated="2"/>
          <table:table-cell table:style-name="ce28"/>
          <table:table-cell table:style-name="ce35"/>
          <table:table-cell table:style-name="ce45"/>
          <table:table-cell table:style-name="ce54"/>
          <table:table-cell table:style-name="ce58"/>
          <table:table-cell table:style-name="ce35"/>
          <table:table-cell table:style-name="ce45"/>
          <table:table-cell table:style-name="ce54"/>
          <table:table-cell table:style-name="ce58"/>
          <table:table-cell table:style-name="ce35"/>
          <table:table-cell table:style-name="ce45"/>
          <table:table-cell table:style-name="ce54"/>
          <table:table-cell table:style-name="ce58"/>
          <table:table-cell table:style-name="ce35"/>
          <table:table-cell table:style-name="ce45"/>
          <table:table-cell table:style-name="ce54"/>
          <table:table-cell table:style-name="ce58"/>
          <table:table-cell table:style-name="ce35"/>
          <table:table-cell table:style-name="ce45"/>
          <table:table-cell table:number-columns-repeated="16360"/>
        </table:table-row>
        <table:table-row table:style-name="ro3">
          <table:table-cell table:style-name="ce2"/>
          <table:table-cell table:style-name="ce6" office:value-type="string" calcext:value-type="string">
            <text:p><text:span text:style-name="T1">總排放量</text:span></text:p>
          </table:table-cell>
          <table:table-cell table:style-name="ce13"/>
          <table:table-cell table:style-name="ce19" table:number-columns-repeated="2"/>
          <table:table-cell table:style-name="ce26"/>
          <table:table-cell table:style-name="ce33" office:value-type="float" office:value="2158.82049173923" calcext:value-type="float">
            <text:p><text:s/>2,158.82 </text:p>
          </table:table-cell>
          <table:table-cell table:style-name="ce43" office:value-type="percentage" office:value="1" calcext:value-type="percentage">
            <text:p>100.00%</text:p>
          </table:table-cell>
          <table:table-cell table:style-name="ce52" office:value-type="float" office:value="1176.10395952051" calcext:value-type="float">
            <text:p><text:s/>1,176.10 </text:p>
          </table:table-cell>
          <table:table-cell table:style-name="ce56" office:value-type="percentage" office:value="1" calcext:value-type="percentage">
            <text:p>100.00%</text:p>
          </table:table-cell>
          <table:table-cell table:style-name="ce33" office:value-type="float" office:value="220.736196109611" calcext:value-type="float">
            <text:p><text:s/>220.74 </text:p>
          </table:table-cell>
          <table:table-cell table:style-name="ce43" office:value-type="percentage" office:value="1" calcext:value-type="percentage">
            <text:p>100.00%</text:p>
          </table:table-cell>
          <table:table-cell table:style-name="ce52" office:value-type="float" office:value="49.522095886421" calcext:value-type="float">
            <text:p><text:s/>49.52 </text:p>
          </table:table-cell>
          <table:table-cell table:style-name="ce56" office:value-type="percentage" office:value="1" calcext:value-type="percentage">
            <text:p>100.00%</text:p>
          </table:table-cell>
          <table:table-cell table:style-name="ce33" office:value-type="float" office:value="1259.22167041794" calcext:value-type="float">
            <text:p><text:s/>1,259.22 </text:p>
          </table:table-cell>
          <table:table-cell table:style-name="ce43" office:value-type="percentage" office:value="1" calcext:value-type="percentage">
            <text:p>100.00%</text:p>
          </table:table-cell>
          <table:table-cell table:style-name="ce52" office:value-type="float" office:value="196.616917297115" calcext:value-type="float">
            <text:p><text:s/>196.62 </text:p>
          </table:table-cell>
          <table:table-cell table:style-name="ce56" office:value-type="percentage" office:value="1" calcext:value-type="percentage">
            <text:p>100.00%</text:p>
          </table:table-cell>
          <table:table-cell table:style-name="ce33" office:value-type="float" office:value="144.446260910244" calcext:value-type="float">
            <text:p><text:s/>144.45 </text:p>
          </table:table-cell>
          <table:table-cell table:style-name="ce43" office:value-type="percentage" office:value="1" calcext:value-type="percentage">
            <text:p>100.00%</text:p>
          </table:table-cell>
          <table:table-cell table:style-name="ce52" office:value-type="float" office:value="239.964107478223" calcext:value-type="float">
            <text:p><text:s/>239.96 </text:p>
          </table:table-cell>
          <table:table-cell table:style-name="ce56" office:value-type="percentage" office:value="1" calcext:value-type="percentage">
            <text:p>100.00%</text:p>
          </table:table-cell>
          <table:table-cell table:style-name="ce33" office:value-type="float" office:value="0.006315" calcext:value-type="float">
            <text:p><text:s/>0.01 </text:p>
          </table:table-cell>
          <table:table-cell table:style-name="ce43" office:value-type="percentage" office:value="1" calcext:value-type="percentage">
            <text:p>100.00%</text:p>
          </table:table-cell>
          <table:table-cell table:number-columns-repeated="16360"/>
        </table:table-row>
        <table:table-row table:style-name="ro3">
          <table:table-cell table:style-name="ce2"/>
          <table:table-cell table:style-name="ce6"/>
          <table:table-cell table:style-name="ce13"/>
          <table:table-cell table:style-name="ce22" office:value-type="string" calcext:value-type="string">
            <text:p>船舶領海內(不含港區內)</text:p>
          </table:table-cell>
          <table:table-cell table:style-name="ce19"/>
          <table:table-cell table:style-name="ce26"/>
          <table:table-cell table:style-name="ce36" office:value-type="float" office:value="0" calcext:value-type="float">
            <text:p><text:s/>- <text:s text:c="2"/></text:p>
          </table:table-cell>
          <table:table-cell table:style-name="ce46"/>
          <table:table-cell table:style-name="ce55" office:value-type="float" office:value="0" calcext:value-type="float">
            <text:p><text:s/>- <text:s text:c="2"/></text:p>
          </table:table-cell>
          <table:table-cell table:style-name="ce59"/>
          <table:table-cell table:style-name="ce36" office:value-type="float" office:value="0" calcext:value-type="float">
            <text:p><text:s/>- <text:s text:c="2"/></text:p>
          </table:table-cell>
          <table:table-cell table:style-name="ce46"/>
          <table:table-cell table:style-name="ce55" office:value-type="float" office:value="0" calcext:value-type="float">
            <text:p><text:s/>- <text:s text:c="2"/></text:p>
          </table:table-cell>
          <table:table-cell table:style-name="ce59"/>
          <table:table-cell table:style-name="ce36" office:value-type="float" office:value="0" calcext:value-type="float">
            <text:p><text:s/>- <text:s text:c="2"/></text:p>
          </table:table-cell>
          <table:table-cell table:style-name="ce46"/>
          <table:table-cell table:style-name="ce55" office:value-type="float" office:value="0" calcext:value-type="float">
            <text:p><text:s/>- <text:s text:c="2"/></text:p>
          </table:table-cell>
          <table:table-cell table:style-name="ce59"/>
          <table:table-cell table:style-name="ce36" office:value-type="float" office:value="0" calcext:value-type="float">
            <text:p><text:s/>- <text:s text:c="2"/></text:p>
          </table:table-cell>
          <table:table-cell table:style-name="ce46"/>
          <table:table-cell table:style-name="ce55" office:value-type="float" office:value="0" calcext:value-type="float">
            <text:p><text:s/>- <text:s text:c="2"/></text:p>
          </table:table-cell>
          <table:table-cell table:style-name="ce59"/>
          <table:table-cell table:style-name="ce36" office:value-type="float" office:value="0" calcext:value-type="float">
            <text:p><text:s/>- <text:s text:c="2"/></text:p>
          </table:table-cell>
          <table:table-cell table:style-name="ce46"/>
          <table:table-cell table:number-columns-repeated="16360"/>
        </table:table-row>
        <table:table-row table:style-name="ro1">
          <table:table-cell table:number-columns-repeated="16384"/>
        </table:table-row>
        <table:table-row table:style-name="ro1">
          <table:table-cell/>
          <table:table-cell table:style-name="ce9" office:value-type="string" calcext:value-type="string">
            <text:p>註："船舶領海內(不含港區內)"範疇為根據內政部營建署「國土計畫之直轄市縣市海域管轄範圍」，僅條列，不納入各縣市行業別統計總量</text:p>
          </table:table-cell>
          <table:table-cell table:number-columns-repeated="16382"/>
        </table:table-row>
        <table:table-row table:style-name="ro1">
          <table:table-cell/>
          <table:table-cell table:style-name="ce9" office:value-type="string" calcext:value-type="string">
            <text:p><text:s text:c="7"/>"工業"類別中行業別依據為固定源資料庫中登載各公私場所行業別分類資料並經縣市確認/修正後認列</text:p>
          </table:table-cell>
          <table:table-cell table:number-columns-repeated="16382"/>
        </table:table-row>
        <table:table-row table:style-name="ro1">
          <table:table-cell/>
          <table:table-cell table:style-name="ce9" office:value-type="string" calcext:value-type="string">
            <text:p><text:s text:c="7"/>因受「嚴重特殊傳染性肺炎(COVID-19)」疫情影響， "柴油市區公車"、"柴油公路客運"、"其他大客車"、"大貨車"、"航空器"、"船舶-港區內"為非常態排放量</text:p>
          </table:table-cell>
          <table:table-cell table:number-columns-repeated="16382"/>
        </table:table-row>
        <table:table-row table:style-name="ro1">
          <table:table-cell/>
          <table:table-cell table:style-name="ce10" office:value-type="string" calcext:value-type="string">
            <text:p>[TEDS12.0] 20230731v1</text:p>
          </table:table-cell>
          <table:table-cell table:number-columns-repeated="16382"/>
        </table:table-row>
        <table:table-row table:style-name="ro1">
          <table:table-cell/>
          <table:table-cell table:style-name="ce11" office:value-type="float" office:value="110" calcext:value-type="float">
            <text:p>110</text:p>
          </table:table-cell>
          <table:table-cell table:number-columns-repeated="16382"/>
        </table:table-row>
        <table:table-row table:style-name="ro1">
          <table:table-cell table:number-columns-repeated="6"/>
          <table:table-cell table:style-name="ce37" table:number-columns-repeated="18"/>
          <table:table-cell table:number-columns-repeated="16360"/>
        </table:table-row>
        <table:table-row table:style-name="ro2">
          <table:table-cell table:number-columns-repeated="6"/>
          <table:table-cell table:style-name="ce38"/>
          <table:table-cell table:style-name="ce30" office:value-type="string" calcext:value-type="string">
            <text:p>TSP</text:p>
          </table:table-cell>
          <table:table-cell table:style-name="ce30" office:value-type="string" calcext:value-type="string">
            <text:p>PM<text:span text:style-name="T5">10</text:span></text:p>
          </table:table-cell>
          <table:table-cell table:style-name="ce30" office:value-type="string" calcext:value-type="string">
            <text:p>PM<text:span text:style-name="T5">2.5</text:span></text:p>
          </table:table-cell>
          <table:table-cell table:style-name="ce30" office:value-type="string" calcext:value-type="string">
            <text:p>SO<text:span text:style-name="T5">X</text:span></text:p>
          </table:table-cell>
          <table:table-cell table:style-name="ce30" office:value-type="string" calcext:value-type="string">
            <text:p>NO<text:span text:style-name="T5">X</text:span></text:p>
          </table:table-cell>
          <table:table-cell table:style-name="ce30" office:value-type="string" calcext:value-type="string">
            <text:p>THC</text:p>
          </table:table-cell>
          <table:table-cell table:style-name="ce30" office:value-type="string" calcext:value-type="string">
            <text:p>NMHC</text:p>
          </table:table-cell>
          <table:table-cell table:style-name="ce30" office:value-type="string" calcext:value-type="string">
            <text:p>CO</text:p>
          </table:table-cell>
          <table:table-cell table:style-name="ce30" office:value-type="string" calcext:value-type="string">
            <text:p>Pb</text:p>
          </table:table-cell>
          <table:table-cell table:style-name="ce2" table:number-columns-repeated="8"/>
          <table:table-cell table:number-columns-repeated="16360"/>
        </table:table-row>
        <table:table-row table:style-name="ro1">
          <table:table-cell table:number-columns-repeated="6"/>
          <table:table-cell table:style-name="ce39"/>
          <table:table-cell table:number-columns-repeated="9" table:style-name="ce30" office:value-type="string" calcext:value-type="string">
            <text:p>MT/yr</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4">工業</text:span></text:p>
          </table:table-cell>
          <table:table-cell table:style-name="ce47" table:formula="of:=SUM([.G6:.G61])" office:value-type="float" office:value="23.725" calcext:value-type="float">
            <text:p>23.73 </text:p>
          </table:table-cell>
          <table:table-cell table:style-name="ce47" table:formula="of:=SUM([.I6:.I61])" office:value-type="float" office:value="22.4366174300028" calcext:value-type="float">
            <text:p>22.44 </text:p>
          </table:table-cell>
          <table:table-cell table:style-name="ce47" table:formula="of:=SUM([.K6:.K61])" office:value-type="float" office:value="21.9315846455486" calcext:value-type="float">
            <text:p>21.93 </text:p>
          </table:table-cell>
          <table:table-cell table:style-name="ce47" table:formula="of:=SUM([.M6:.M61])" office:value-type="float" office:value="20.699" calcext:value-type="float">
            <text:p>20.70 </text:p>
          </table:table-cell>
          <table:table-cell table:style-name="ce47" table:formula="of:=SUM([.O6:.O61])" office:value-type="float" office:value="846.908" calcext:value-type="float">
            <text:p>846.91 </text:p>
          </table:table-cell>
          <table:table-cell table:style-name="ce47" table:formula="of:=SUM([.Q6:.Q61])" office:value-type="float" office:value="0.148844746637796" calcext:value-type="float">
            <text:p>0.15 </text:p>
          </table:table-cell>
          <table:table-cell table:style-name="ce47" table:formula="of:=SUM([.S6:.S61])" office:value-type="float" office:value="0.114" calcext:value-type="float">
            <text:p>0.11 </text:p>
          </table:table-cell>
          <table:table-cell table:style-name="ce47" table:formula="of:=SUM([.U6:.U61])" office:value-type="float" office:value="15.188" calcext:value-type="float">
            <text:p>15.19 </text:p>
          </table:table-cell>
          <table:table-cell table:style-name="ce47" table:formula="of:=SUM([.W6:.W61])" office:value-type="float" office:value="0.002"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車輛</text:span></text:p>
          </table:table-cell>
          <table:table-cell table:style-name="ce47" table:formula="of:=SUM([.G91:.G112])" office:value-type="float" office:value="13.078823" calcext:value-type="float">
            <text:p>13.08 </text:p>
          </table:table-cell>
          <table:table-cell table:style-name="ce47" table:formula="of:=SUM([.I91:.I112])" office:value-type="float" office:value="12.737568" calcext:value-type="float">
            <text:p>12.74 </text:p>
          </table:table-cell>
          <table:table-cell table:style-name="ce47" table:formula="of:=SUM([.K91:.K112])" office:value-type="float" office:value="10.978044" calcext:value-type="float">
            <text:p>10.98 </text:p>
          </table:table-cell>
          <table:table-cell table:style-name="ce47" table:formula="of:=SUM([.M91:.M112])" office:value-type="float" office:value="0.059753" calcext:value-type="float">
            <text:p>0.06 </text:p>
          </table:table-cell>
          <table:table-cell table:style-name="ce47" table:formula="of:=SUM([.O91:.O112])" office:value-type="float" office:value="170.920763" calcext:value-type="float">
            <text:p>170.92 </text:p>
          </table:table-cell>
          <table:table-cell table:style-name="ce47" table:formula="of:=SUM([.Q91:.Q112])" office:value-type="float" office:value="39.546734" calcext:value-type="float">
            <text:p>39.55 </text:p>
          </table:table-cell>
          <table:table-cell table:style-name="ce47" table:formula="of:=SUM([.S91:.S112])" office:value-type="float" office:value="38.041059" calcext:value-type="float">
            <text:p>38.04 </text:p>
          </table:table-cell>
          <table:table-cell table:style-name="ce47" table:formula="of:=SUM([.U91:.U112])" office:value-type="float" office:value="131.124142" calcext:value-type="float">
            <text:p>131.12 </text:p>
          </table:table-cell>
          <table:table-cell table:style-name="ce47" table:formula="of:=SUM([.W91:.W112])" office:value-type="float" office:value="0.004315"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非公路運輸</text:span></text:p>
          </table:table-cell>
          <table:table-cell table:style-name="ce47" table:formula="of:=SUM([.G114:.G117])" office:value-type="float" office:value="11.6508317327964" calcext:value-type="float">
            <text:p>11.65 </text:p>
          </table:table-cell>
          <table:table-cell table:style-name="ce47" table:formula="of:=SUM([.I114:.I117])" office:value-type="float" office:value="11.6505888969726" calcext:value-type="float">
            <text:p>11.65 </text:p>
          </table:table-cell>
          <table:table-cell table:style-name="ce47" table:formula="of:=SUM([.K114:.K117])" office:value-type="float" office:value="7.71056940103917" calcext:value-type="float">
            <text:p>7.71 </text:p>
          </table:table-cell>
          <table:table-cell table:style-name="ce47" table:formula="of:=SUM([.M114:.M117])" office:value-type="float" office:value="27.8047978629696" calcext:value-type="float">
            <text:p>27.80 </text:p>
          </table:table-cell>
          <table:table-cell table:style-name="ce47" table:formula="of:=SUM([.O114:.O117])" office:value-type="float" office:value="239.361318367127" calcext:value-type="float">
            <text:p>239.36 </text:p>
          </table:table-cell>
          <table:table-cell table:style-name="ce47" table:formula="of:=SUM([.Q114:.Q117])" office:value-type="float" office:value="14.220485198274" calcext:value-type="float">
            <text:p>14.22 </text:p>
          </table:table-cell>
          <table:table-cell table:style-name="ce47" table:formula="of:=SUM([.S114:.S117])" office:value-type="float" office:value="14.2199634022889" calcext:value-type="float">
            <text:p>14.22 </text:p>
          </table:table-cell>
          <table:table-cell table:style-name="ce47" table:formula="of:=SUM([.U114:.U117])" office:value-type="float" office:value="76.24469419721" calcext:value-type="float">
            <text:p>76.24 </text:p>
          </table:table-cell>
          <table:table-cell table:style-name="ce47" table:formula="of:=SUM([.W114:.W117])" office:value-type="float" office:value="0"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商業</text:span></text:p>
          </table:table-cell>
          <table:table-cell table:style-name="ce47" table:formula="of:=SUM([.G63:.G70])" office:value-type="float" office:value="6.42481213648571" calcext:value-type="float">
            <text:p>6.42 </text:p>
          </table:table-cell>
          <table:table-cell table:style-name="ce47" table:formula="of:=SUM([.I63:.I70])" office:value-type="float" office:value="6.136817315387" calcext:value-type="float">
            <text:p>6.14 </text:p>
          </table:table-cell>
          <table:table-cell table:style-name="ce47" table:formula="of:=SUM([.K63:.K70])" office:value-type="float" office:value="4.20046174162967" calcext:value-type="float">
            <text:p>4.20 </text:p>
          </table:table-cell>
          <table:table-cell table:style-name="ce47" table:formula="of:=SUM([.M63:.M70])" office:value-type="float" office:value="0.707573861122897" calcext:value-type="float">
            <text:p>0.71 </text:p>
          </table:table-cell>
          <table:table-cell table:style-name="ce47" table:formula="of:=SUM([.O63:.O70])" office:value-type="float" office:value="0.71524414120035" calcext:value-type="float">
            <text:p>0.72 </text:p>
          </table:table-cell>
          <table:table-cell table:style-name="ce47" table:formula="of:=SUM([.Q63:.Q70])" office:value-type="float" office:value="87.4889855423611" calcext:value-type="float">
            <text:p>87.49 </text:p>
          </table:table-cell>
          <table:table-cell table:style-name="ce47" table:formula="of:=SUM([.S63:.S70])" office:value-type="float" office:value="67.5138571992817" calcext:value-type="float">
            <text:p>67.51 </text:p>
          </table:table-cell>
          <table:table-cell table:style-name="ce47" table:formula="of:=SUM([.U63:.U70])" office:value-type="float" office:value="0.133591296024472" calcext:value-type="float">
            <text:p>0.13 </text:p>
          </table:table-cell>
          <table:table-cell table:style-name="ce47" table:formula="of:=SUM([.W63:.W70])" office:value-type="float" office:value="0"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營建</text:span><text:span text:style-name="T2">/</text:span><text:span text:style-name="T3">道路揚塵</text:span></text:p>
          </table:table-cell>
          <table:table-cell table:style-name="ce47" table:formula="of:=SUM([.G72:.G80])" office:value-type="float" office:value="2101.97041263036" calcext:value-type="float">
            <text:p>2,101.97 </text:p>
          </table:table-cell>
          <table:table-cell table:style-name="ce47" table:formula="of:=SUM([.I72:.I80])" office:value-type="float" office:value="1121.3870279443" calcext:value-type="float">
            <text:p>1,121.39 </text:p>
          </table:table-cell>
          <table:table-cell table:style-name="ce47" table:formula="of:=SUM([.K72:.K80])" office:value-type="float" office:value="174.36270746357" calcext:value-type="float">
            <text:p>174.36 </text:p>
          </table:table-cell>
          <table:table-cell table:style-name="ce47" table:formula="of:=SUM([.M72:.M80])" office:value-type="float" office:value="0" calcext:value-type="float">
            <text:p>0.00 </text:p>
          </table:table-cell>
          <table:table-cell table:style-name="ce47" table:formula="of:=SUM([.O72:.O80])" office:value-type="float" office:value="0" calcext:value-type="float">
            <text:p>0.00 </text:p>
          </table:table-cell>
          <table:table-cell table:style-name="ce47" table:formula="of:=SUM([.Q72:.Q80])" office:value-type="float" office:value="24.336502894977" calcext:value-type="float">
            <text:p>24.34 </text:p>
          </table:table-cell>
          <table:table-cell table:style-name="ce47" table:formula="of:=SUM([.S72:.S80])" office:value-type="float" office:value="24.2222460017446" calcext:value-type="float">
            <text:p>24.22 </text:p>
          </table:table-cell>
          <table:table-cell table:style-name="ce47" table:formula="of:=SUM([.U72:.U80])" office:value-type="float" office:value="0" calcext:value-type="float">
            <text:p>0.00 </text:p>
          </table:table-cell>
          <table:table-cell table:style-name="ce47" table:formula="of:=SUM([.W72:.W80])" office:value-type="float" office:value="0"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露天燃燒</text:span></text:p>
          </table:table-cell>
          <table:table-cell table:style-name="ce47" table:formula="of:=SUM([.G84:.G86])" office:value-type="float" office:value="0" calcext:value-type="float">
            <text:p>0.00 </text:p>
          </table:table-cell>
          <table:table-cell table:style-name="ce47" table:formula="of:=SUM([.I84:.I86])" office:value-type="float" office:value="0" calcext:value-type="float">
            <text:p>0.00 </text:p>
          </table:table-cell>
          <table:table-cell table:style-name="ce47" table:formula="of:=SUM([.K84:.K86])" office:value-type="float" office:value="0" calcext:value-type="float">
            <text:p>0.00 </text:p>
          </table:table-cell>
          <table:table-cell table:style-name="ce47" table:formula="of:=SUM([.M84:.M86])" office:value-type="float" office:value="0" calcext:value-type="float">
            <text:p>0.00 </text:p>
          </table:table-cell>
          <table:table-cell table:style-name="ce47" table:formula="of:=SUM([.O84:.O86])" office:value-type="float" office:value="0" calcext:value-type="float">
            <text:p>0.00 </text:p>
          </table:table-cell>
          <table:table-cell table:style-name="ce47" table:formula="of:=SUM([.Q84:.Q86])" office:value-type="float" office:value="0" calcext:value-type="float">
            <text:p>0.00 </text:p>
          </table:table-cell>
          <table:table-cell table:style-name="ce47" table:formula="of:=SUM([.S84:.S86])" office:value-type="float" office:value="0" calcext:value-type="float">
            <text:p>0.00 </text:p>
          </table:table-cell>
          <table:table-cell table:style-name="ce47" table:formula="of:=SUM([.U84:.U86])" office:value-type="float" office:value="0" calcext:value-type="float">
            <text:p>0.00 </text:p>
          </table:table-cell>
          <table:table-cell table:style-name="ce47" table:formula="of:=SUM([.W84:.W86])" office:value-type="float" office:value="0"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4">其他</text:span></text:p>
          </table:table-cell>
          <table:table-cell table:style-name="ce47" table:formula="of:=SUM([.G81:.G82]; [.G87:.G88])" office:value-type="float" office:value="1.97061223958537" calcext:value-type="float">
            <text:p>1.97 </text:p>
          </table:table-cell>
          <table:table-cell table:style-name="ce47" table:formula="of:=SUM([.I81:.I82]; [.I87:.I88])" office:value-type="float" office:value="1.75533993385124" calcext:value-type="float">
            <text:p>1.76 </text:p>
          </table:table-cell>
          <table:table-cell table:style-name="ce47" table:formula="of:=SUM([.K81:.K82]; [.K87:.K88])" office:value-type="float" office:value="1.55282885782402" calcext:value-type="float">
            <text:p>1.55 </text:p>
          </table:table-cell>
          <table:table-cell table:style-name="ce47" table:formula="of:=SUM([.M81:.M82]; [.M87:.M88])" office:value-type="float" office:value="0.250971162328495" calcext:value-type="float">
            <text:p>0.25 </text:p>
          </table:table-cell>
          <table:table-cell table:style-name="ce47" table:formula="of:=SUM([.O81:.O82]; [.O87:.O88])" office:value-type="float" office:value="1.31634490961046" calcext:value-type="float">
            <text:p>1.32 </text:p>
          </table:table-cell>
          <table:table-cell table:style-name="ce47" table:formula="of:=SUM([.Q81:.Q82]; [.Q87:.Q88])" office:value-type="float" office:value="30.8753649148655" calcext:value-type="float">
            <text:p>30.88 </text:p>
          </table:table-cell>
          <table:table-cell table:style-name="ce47" table:formula="of:=SUM([.S81:.S82]; [.S87:.S88])" office:value-type="float" office:value="0.335135306928548" calcext:value-type="float">
            <text:p>0.34 </text:p>
          </table:table-cell>
          <table:table-cell table:style-name="ce47" table:formula="of:=SUM([.U81:.U82]; [.U87:.U88])" office:value-type="float" office:value="17.2736799849883" calcext:value-type="float">
            <text:p>17.27 </text:p>
          </table:table-cell>
          <table:table-cell table:style-name="ce47" table:formula="of:=SUM([.W81:.W82]; [.W87:.W88])" office:value-type="float" office:value="0"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39" office:value-type="string" calcext:value-type="string">
            <text:p><text:span text:style-name="T4">總排放量</text:span></text:p>
          </table:table-cell>
          <table:table-cell table:style-name="ce47" table:formula="of:=SUM([.H130:.H136])" office:value-type="float" office:value="2158.82049173923" calcext:value-type="float">
            <text:p>2,158.82 </text:p>
          </table:table-cell>
          <table:table-cell table:style-name="ce47" table:formula="of:=SUM([.I130:.I136])" office:value-type="float" office:value="1176.10395952051" calcext:value-type="float">
            <text:p>1,176.10 </text:p>
          </table:table-cell>
          <table:table-cell table:style-name="ce47" table:formula="of:=SUM([.J130:.J136])" office:value-type="float" office:value="220.736196109611" calcext:value-type="float">
            <text:p>220.74 </text:p>
          </table:table-cell>
          <table:table-cell table:style-name="ce47" table:formula="of:=SUM([.K130:.K136])" office:value-type="float" office:value="49.522095886421" calcext:value-type="float">
            <text:p>49.52 </text:p>
          </table:table-cell>
          <table:table-cell table:style-name="ce47" table:formula="of:=SUM([.L130:.L136])" office:value-type="float" office:value="1259.22167041794" calcext:value-type="float">
            <text:p>1,259.22 </text:p>
          </table:table-cell>
          <table:table-cell table:style-name="ce47" table:formula="of:=SUM([.M130:.M136])" office:value-type="float" office:value="196.616917297115" calcext:value-type="float">
            <text:p>196.62 </text:p>
          </table:table-cell>
          <table:table-cell table:style-name="ce47" table:formula="of:=SUM([.N130:.N136])" office:value-type="float" office:value="144.446260910244" calcext:value-type="float">
            <text:p>144.45 </text:p>
          </table:table-cell>
          <table:table-cell table:style-name="ce47" table:formula="of:=SUM([.O130:.O136])" office:value-type="float" office:value="239.964107478223" calcext:value-type="float">
            <text:p>239.96 </text:p>
          </table:table-cell>
          <table:table-cell table:style-name="ce47" table:formula="of:=SUM([.P130:.P136])" office:value-type="float" office:value="0.006315" calcext:value-type="float">
            <text:p>0.01 </text:p>
          </table:table-cell>
          <table:table-cell table:style-name="ce2" table:number-columns-repeated="8"/>
          <table:table-cell table:number-columns-repeated="16360"/>
        </table:table-row>
        <table:table-row table:style-name="ro1">
          <table:table-cell table:number-columns-repeated="6"/>
          <table:table-cell table:style-name="ce23"/>
          <table:table-cell table:style-name="ce2" table:number-columns-repeated="17"/>
          <table:table-cell table:number-columns-repeated="16360"/>
        </table:table-row>
        <table:table-row table:style-name="ro2">
          <table:table-cell table:number-columns-repeated="6"/>
          <table:table-cell table:style-name="ce39"/>
          <table:table-cell table:style-name="ce30" office:value-type="string" calcext:value-type="string">
            <text:p>TSP</text:p>
          </table:table-cell>
          <table:table-cell table:style-name="ce30" office:value-type="string" calcext:value-type="string">
            <text:p>PM<text:span text:style-name="T5">10</text:span></text:p>
          </table:table-cell>
          <table:table-cell table:style-name="ce30" office:value-type="string" calcext:value-type="string">
            <text:p>PM<text:span text:style-name="T5">2.5</text:span></text:p>
          </table:table-cell>
          <table:table-cell table:style-name="ce30" office:value-type="string" calcext:value-type="string">
            <text:p>SO<text:span text:style-name="T5">X</text:span></text:p>
          </table:table-cell>
          <table:table-cell table:style-name="ce30" office:value-type="string" calcext:value-type="string">
            <text:p>NO<text:span text:style-name="T5">X</text:span></text:p>
          </table:table-cell>
          <table:table-cell table:style-name="ce30" office:value-type="string" calcext:value-type="string">
            <text:p>THC</text:p>
          </table:table-cell>
          <table:table-cell table:style-name="ce30" office:value-type="string" calcext:value-type="string">
            <text:p>NMHC</text:p>
          </table:table-cell>
          <table:table-cell table:style-name="ce30" office:value-type="string" calcext:value-type="string">
            <text:p>CO</text:p>
          </table:table-cell>
          <table:table-cell table:style-name="ce30" office:value-type="string" calcext:value-type="string">
            <text:p>Pb</text:p>
          </table:table-cell>
          <table:table-cell table:style-name="ce2" table:number-columns-repeated="8"/>
          <table:table-cell table:number-columns-repeated="16360"/>
        </table:table-row>
        <table:table-row table:style-name="ro1">
          <table:table-cell table:number-columns-repeated="6"/>
          <table:table-cell table:style-name="ce39"/>
          <table:table-cell table:number-columns-repeated="9" table:style-name="ce30" office:value-type="string" calcext:value-type="string">
            <text:p>%</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4">工業</text:span></text:p>
          </table:table-cell>
          <table:table-cell table:style-name="ce48" table:formula="of:=[.H130]/[.H$137]" office:value-type="percentage" office:value="0.0109897974800518" calcext:value-type="percentage">
            <text:p>1.10%</text:p>
          </table:table-cell>
          <table:table-cell table:style-name="ce48" table:formula="of:=[.I130]/[.I$137]" office:value-type="percentage" office:value="0.0190770698868746" calcext:value-type="percentage">
            <text:p>1.91%</text:p>
          </table:table-cell>
          <table:table-cell table:style-name="ce48" table:formula="of:=[.J130]/[.J$137]" office:value-type="percentage" office:value="0.0993565397614172" calcext:value-type="percentage">
            <text:p>9.94%</text:p>
          </table:table-cell>
          <table:table-cell table:style-name="ce48" table:formula="of:=[.K130]/[.K$137]" office:value-type="percentage" office:value="0.417975039818048" calcext:value-type="percentage">
            <text:p>41.80%</text:p>
          </table:table-cell>
          <table:table-cell table:style-name="ce48" table:formula="of:=[.L130]/[.L$137]" office:value-type="percentage" office:value="0.672564664265117" calcext:value-type="percentage">
            <text:p>67.26%</text:p>
          </table:table-cell>
          <table:table-cell table:style-name="ce48" table:formula="of:=[.M130]/[.M$137]" office:value-type="percentage" office:value="0.000757029195066013" calcext:value-type="percentage">
            <text:p>0.08%</text:p>
          </table:table-cell>
          <table:table-cell table:style-name="ce48" table:formula="of:=[.N130]/[.N$137]" office:value-type="percentage" office:value="0.000789220844358426" calcext:value-type="percentage">
            <text:p>0.08%</text:p>
          </table:table-cell>
          <table:table-cell table:style-name="ce48" table:formula="of:=[.O130]/[.O$137]" office:value-type="percentage" office:value="0.0632927989090133" calcext:value-type="percentage">
            <text:p>6.33%</text:p>
          </table:table-cell>
          <table:table-cell table:style-name="ce48" table:formula="of:=[.P130]/[.P$137]" office:value-type="percentage" office:value="0.316706254948535" calcext:value-type="percentage">
            <text:p>31.67%</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車輛</text:span></text:p>
          </table:table-cell>
          <table:table-cell table:style-name="ce48" table:formula="of:=[.H131]/[.H$137]" office:value-type="percentage" office:value="0.00605831890610933" calcext:value-type="percentage">
            <text:p>0.61%</text:p>
          </table:table-cell>
          <table:table-cell table:style-name="ce48" table:formula="of:=[.I131]/[.I$137]" office:value-type="percentage" office:value="0.0108303078965851" calcext:value-type="percentage">
            <text:p>1.08%</text:p>
          </table:table-cell>
          <table:table-cell table:style-name="ce48" table:formula="of:=[.J131]/[.J$137]" office:value-type="percentage" office:value="0.0497337735880373" calcext:value-type="percentage">
            <text:p>4.97%</text:p>
          </table:table-cell>
          <table:table-cell table:style-name="ce48" table:formula="of:=[.K131]/[.K$137]" office:value-type="percentage" office:value="0.00120659271241354" calcext:value-type="percentage">
            <text:p>0.12%</text:p>
          </table:table-cell>
          <table:table-cell table:style-name="ce48" table:formula="of:=[.L131]/[.L$137]" office:value-type="percentage" office:value="0.13573524583902" calcext:value-type="percentage">
            <text:p>13.57%</text:p>
          </table:table-cell>
          <table:table-cell table:style-name="ce48" table:formula="of:=[.M131]/[.M$137]" office:value-type="percentage" office:value="0.201135968072571" calcext:value-type="percentage">
            <text:p>20.11%</text:p>
          </table:table-cell>
          <table:table-cell table:style-name="ce48" table:formula="of:=[.N131]/[.N$137]" office:value-type="percentage" office:value="0.263357865826918" calcext:value-type="percentage">
            <text:p>26.34%</text:p>
          </table:table-cell>
          <table:table-cell table:style-name="ce48" table:formula="of:=[.O131]/[.O$137]" office:value-type="percentage" office:value="0.546432311806881" calcext:value-type="percentage">
            <text:p>54.64%</text:p>
          </table:table-cell>
          <table:table-cell table:style-name="ce48" table:formula="of:=[.P131]/[.P$137]" office:value-type="percentage" office:value="0.683293745051465" calcext:value-type="percentage">
            <text:p>68.33%</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非公路運輸</text:span></text:p>
          </table:table-cell>
          <table:table-cell table:style-name="ce48" table:formula="of:=[.H132]/[.H$137]" office:value-type="percentage" office:value="0.00539685063087856" calcext:value-type="percentage">
            <text:p>0.54%</text:p>
          </table:table-cell>
          <table:table-cell table:style-name="ce48" table:formula="of:=[.I132]/[.I$137]" office:value-type="percentage" office:value="0.00990608764017971" calcext:value-type="percentage">
            <text:p>0.99%</text:p>
          </table:table-cell>
          <table:table-cell table:style-name="ce48" table:formula="of:=[.J132]/[.J$137]" office:value-type="percentage" office:value="0.0349311510161674" calcext:value-type="percentage">
            <text:p>3.49%</text:p>
          </table:table-cell>
          <table:table-cell table:style-name="ce48" table:formula="of:=[.K132]/[.K$137]" office:value-type="percentage" office:value="0.561462461660346" calcext:value-type="percentage">
            <text:p>56.15%</text:p>
          </table:table-cell>
          <table:table-cell table:style-name="ce48" table:formula="of:=[.L132]/[.L$137]" office:value-type="percentage" office:value="0.190086721020043" calcext:value-type="percentage">
            <text:p>19.01%</text:p>
          </table:table-cell>
          <table:table-cell table:style-name="ce48" table:formula="of:=[.M132]/[.M$137]" office:value-type="percentage" office:value="0.0723258476114998" calcext:value-type="percentage">
            <text:p>7.23%</text:p>
          </table:table-cell>
          <table:table-cell table:style-name="ce48" table:formula="of:=[.N132]/[.N$137]" office:value-type="percentage" office:value="0.0984446624833366" calcext:value-type="percentage">
            <text:p>9.84%</text:p>
          </table:table-cell>
          <table:table-cell table:style-name="ce48" table:formula="of:=[.O132]/[.O$137]" office:value-type="percentage" office:value="0.317733743593839" calcext:value-type="percentage">
            <text:p>31.77%</text:p>
          </table:table-cell>
          <table:table-cell table:style-name="ce48" table:formula="of:=[.P132]/[.P$137]" office:value-type="percentage" office:value="0" calcext:value-type="percentage">
            <text:p>0.00%</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商業</text:span></text:p>
          </table:table-cell>
          <table:table-cell table:style-name="ce48" table:formula="of:=[.H133]/[.H$137]" office:value-type="percentage" office:value="0.00297607520452506" calcext:value-type="percentage">
            <text:p>0.30%</text:p>
          </table:table-cell>
          <table:table-cell table:style-name="ce48" table:formula="of:=[.I133]/[.I$137]" office:value-type="percentage" office:value="0.00521792080173671" calcext:value-type="percentage">
            <text:p>0.52%</text:p>
          </table:table-cell>
          <table:table-cell table:style-name="ce48" table:formula="of:=[.J133]/[.J$137]" office:value-type="percentage" office:value="0.0190293291977535" calcext:value-type="percentage">
            <text:p>1.90%</text:p>
          </table:table-cell>
          <table:table-cell table:style-name="ce48" table:formula="of:=[.K133]/[.K$137]" office:value-type="percentage" office:value="0.014288043517902" calcext:value-type="percentage">
            <text:p>1.43%</text:p>
          </table:table-cell>
          <table:table-cell table:style-name="ce48" table:formula="of:=[.L133]/[.L$137]" office:value-type="percentage" office:value="0.000568004949408914" calcext:value-type="percentage">
            <text:p>0.06%</text:p>
          </table:table-cell>
          <table:table-cell table:style-name="ce48" table:formula="of:=[.M133]/[.M$137]" office:value-type="percentage" office:value="0.444971809878156" calcext:value-type="percentage">
            <text:p>44.50%</text:p>
          </table:table-cell>
          <table:table-cell table:style-name="ce48" table:formula="of:=[.N133]/[.N$137]" office:value-type="percentage" office:value="0.467397748988696" calcext:value-type="percentage">
            <text:p>46.74%</text:p>
          </table:table-cell>
          <table:table-cell table:style-name="ce48" table:formula="of:=[.O133]/[.O$137]" office:value-type="percentage" office:value="0.000556713657839834" calcext:value-type="percentage">
            <text:p>0.06%</text:p>
          </table:table-cell>
          <table:table-cell table:style-name="ce48" table:formula="of:=[.P133]/[.P$137]" office:value-type="percentage" office:value="0" calcext:value-type="percentage">
            <text:p>0.00%</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營建</text:span><text:span text:style-name="T2">/</text:span><text:span text:style-name="T3">道路揚塵</text:span></text:p>
          </table:table-cell>
          <table:table-cell table:style-name="ce48" table:formula="of:=[.H134]/[.H$137]" office:value-type="percentage" office:value="0.973666138835348" calcext:value-type="percentage">
            <text:p>97.37%</text:p>
          </table:table-cell>
          <table:table-cell table:style-name="ce48" table:formula="of:=[.I134]/[.I$137]" office:value-type="percentage" office:value="0.953476109715232" calcext:value-type="percentage">
            <text:p>95.35%</text:p>
          </table:table-cell>
          <table:table-cell table:style-name="ce48" table:formula="of:=[.J134]/[.J$137]" office:value-type="percentage" office:value="0.789914434228025" calcext:value-type="percentage">
            <text:p>78.99%</text:p>
          </table:table-cell>
          <table:table-cell table:style-name="ce48" table:formula="of:=[.K134]/[.K$137]" office:value-type="percentage" office:value="0" calcext:value-type="percentage">
            <text:p>0.00%</text:p>
          </table:table-cell>
          <table:table-cell table:style-name="ce48" table:formula="of:=[.L134]/[.L$137]" office:value-type="percentage" office:value="0" calcext:value-type="percentage">
            <text:p>0.00%</text:p>
          </table:table-cell>
          <table:table-cell table:style-name="ce48" table:formula="of:=[.M134]/[.M$137]" office:value-type="percentage" office:value="0.123776240770783" calcext:value-type="percentage">
            <text:p>12.38%</text:p>
          </table:table-cell>
          <table:table-cell table:style-name="ce48" table:formula="of:=[.N134]/[.N$137]" office:value-type="percentage" office:value="0.167690363524161" calcext:value-type="percentage">
            <text:p>16.77%</text:p>
          </table:table-cell>
          <table:table-cell table:style-name="ce48" table:formula="of:=[.O134]/[.O$137]" office:value-type="percentage" office:value="0" calcext:value-type="percentage">
            <text:p>0.00%</text:p>
          </table:table-cell>
          <table:table-cell table:style-name="ce48" table:formula="of:=[.P134]/[.P$137]" office:value-type="percentage" office:value="0" calcext:value-type="percentage">
            <text:p>0.00%</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露天燃燒</text:span></text:p>
          </table:table-cell>
          <table:table-cell table:style-name="ce48" table:formula="of:=[.H135]/[.H$137]" office:value-type="percentage" office:value="0" calcext:value-type="percentage">
            <text:p>0.00%</text:p>
          </table:table-cell>
          <table:table-cell table:style-name="ce48" table:formula="of:=[.I135]/[.I$137]" office:value-type="percentage" office:value="0" calcext:value-type="percentage">
            <text:p>0.00%</text:p>
          </table:table-cell>
          <table:table-cell table:style-name="ce48" table:formula="of:=[.J135]/[.J$137]" office:value-type="percentage" office:value="0" calcext:value-type="percentage">
            <text:p>0.00%</text:p>
          </table:table-cell>
          <table:table-cell table:style-name="ce48" table:formula="of:=[.K135]/[.K$137]" office:value-type="percentage" office:value="0" calcext:value-type="percentage">
            <text:p>0.00%</text:p>
          </table:table-cell>
          <table:table-cell table:style-name="ce48" table:formula="of:=[.L135]/[.L$137]" office:value-type="percentage" office:value="0" calcext:value-type="percentage">
            <text:p>0.00%</text:p>
          </table:table-cell>
          <table:table-cell table:style-name="ce48" table:formula="of:=[.M135]/[.M$137]" office:value-type="percentage" office:value="0" calcext:value-type="percentage">
            <text:p>0.00%</text:p>
          </table:table-cell>
          <table:table-cell table:style-name="ce48" table:formula="of:=[.N135]/[.N$137]" office:value-type="percentage" office:value="0" calcext:value-type="percentage">
            <text:p>0.00%</text:p>
          </table:table-cell>
          <table:table-cell table:style-name="ce48" table:formula="of:=[.O135]/[.O$137]" office:value-type="percentage" office:value="0" calcext:value-type="percentage">
            <text:p>0.00%</text:p>
          </table:table-cell>
          <table:table-cell table:style-name="ce48" table:formula="of:=[.P135]/[.P$137]" office:value-type="percentage" office:value="0" calcext:value-type="percentage">
            <text:p>0.00%</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4">其他</text:span></text:p>
          </table:table-cell>
          <table:table-cell table:style-name="ce48" table:formula="of:=[.H136]/[.H$137]" office:value-type="percentage" office:value="0.000912818943087654" calcext:value-type="percentage">
            <text:p>0.09%</text:p>
          </table:table-cell>
          <table:table-cell table:style-name="ce48" table:formula="of:=[.I136]/[.I$137]" office:value-type="percentage" office:value="0.00149250405939189" calcext:value-type="percentage">
            <text:p>0.15%</text:p>
          </table:table-cell>
          <table:table-cell table:style-name="ce48" table:formula="of:=[.J136]/[.J$137]" office:value-type="percentage" office:value="0.00703477220860023" calcext:value-type="percentage">
            <text:p>0.70%</text:p>
          </table:table-cell>
          <table:table-cell table:style-name="ce48" table:formula="of:=[.K136]/[.K$137]" office:value-type="percentage" office:value="0.00506786229129109" calcext:value-type="percentage">
            <text:p>0.51%</text:p>
          </table:table-cell>
          <table:table-cell table:style-name="ce48" table:formula="of:=[.L136]/[.L$137]" office:value-type="percentage" office:value="0.00104536392641143" calcext:value-type="percentage">
            <text:p>0.10%</text:p>
          </table:table-cell>
          <table:table-cell table:style-name="ce48" table:formula="of:=[.M136]/[.M$137]" office:value-type="percentage" office:value="0.157033104471924" calcext:value-type="percentage">
            <text:p>15.70%</text:p>
          </table:table-cell>
          <table:table-cell table:style-name="ce48" table:formula="of:=[.N136]/[.N$137]" office:value-type="percentage" office:value="0.00232013833253043" calcext:value-type="percentage">
            <text:p>0.23%</text:p>
          </table:table-cell>
          <table:table-cell table:style-name="ce48" table:formula="of:=[.O136]/[.O$137]" office:value-type="percentage" office:value="0.0719844320324276" calcext:value-type="percentage">
            <text:p>7.20%</text:p>
          </table:table-cell>
          <table:table-cell table:style-name="ce48" table:formula="of:=[.P136]/[.P$137]" office:value-type="percentage" office:value="0" calcext:value-type="percentage">
            <text:p>0.00%</text:p>
          </table:table-cell>
          <table:table-cell table:style-name="ce2" table:number-columns-repeated="8"/>
          <table:table-cell table:number-columns-repeated="16360"/>
        </table:table-row>
        <table:table-row table:style-name="ro3">
          <table:table-cell table:number-columns-repeated="6"/>
          <table:table-cell table:style-name="ce39" office:value-type="string" calcext:value-type="string">
            <text:p><text:span text:style-name="T4">總排放量</text:span></text:p>
          </table:table-cell>
          <table:table-cell table:style-name="ce48" table:formula="of:=SUM([.H141:.H147])" office:value-type="percentage" office:value="1" calcext:value-type="percentage">
            <text:p>100.00%</text:p>
          </table:table-cell>
          <table:table-cell table:style-name="ce48" table:formula="of:=SUM([.I141:.I147])" office:value-type="percentage" office:value="1" calcext:value-type="percentage">
            <text:p>100.00%</text:p>
          </table:table-cell>
          <table:table-cell table:style-name="ce48" table:formula="of:=SUM([.J141:.J147])" office:value-type="percentage" office:value="1" calcext:value-type="percentage">
            <text:p>100.00%</text:p>
          </table:table-cell>
          <table:table-cell table:style-name="ce48" table:formula="of:=SUM([.K141:.K147])" office:value-type="percentage" office:value="1" calcext:value-type="percentage">
            <text:p>100.00%</text:p>
          </table:table-cell>
          <table:table-cell table:style-name="ce48" table:formula="of:=SUM([.L141:.L147])" office:value-type="percentage" office:value="1" calcext:value-type="percentage">
            <text:p>100.00%</text:p>
          </table:table-cell>
          <table:table-cell table:style-name="ce48" table:formula="of:=SUM([.M141:.M147])" office:value-type="percentage" office:value="1" calcext:value-type="percentage">
            <text:p>100.00%</text:p>
          </table:table-cell>
          <table:table-cell table:style-name="ce48" table:formula="of:=SUM([.N141:.N147])" office:value-type="percentage" office:value="1" calcext:value-type="percentage">
            <text:p>100.00%</text:p>
          </table:table-cell>
          <table:table-cell table:style-name="ce48" table:formula="of:=SUM([.O141:.O147])" office:value-type="percentage" office:value="1" calcext:value-type="percentage">
            <text:p>100.00%</text:p>
          </table:table-cell>
          <table:table-cell table:style-name="ce48" table:formula="of:=SUM([.P141:.P147])" office:value-type="percentage" office:value="1" calcext:value-type="percentage">
            <text:p>100.00%</text:p>
          </table:table-cell>
          <table:table-cell table:style-name="ce2" table:number-columns-repeated="8"/>
          <table:table-cell table:number-columns-repeated="16360"/>
        </table:table-row>
        <table:table-row table:style-name="ro1" table:number-rows-repeated="1048427">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Times New Roman" svg:font-family="'Times New Roman'" style:font-family-generic="roman"/>
    <style:font-face style:name="微軟正黑體" svg:font-family="微軟正黑體" style:font-family-generic="system" style:font-pitch="variable"/>
    <style:font-face style:name="新細明體" svg:font-family="新細明體" style:font-family-generic="swiss"/>
    <style:font-face style:name="新細明體1" svg:font-family="新細明體" style:font-family-generic="roman"/>
    <style:font-face style:name="細明體" svg:font-family="細明體" style:font-family-generic="modern"/>
  </office:font-face-decls>
  <office:styles>
    <style:default-style style:family="table-cell">
      <style:paragraph-properties style:tab-stop-distance="1.25cm"/>
      <style:text-properties style:font-name="Liberation Sans" fo:font-size="10pt" fo:language="en" fo:country="US" style:font-name-asian="微軟正黑體" style:font-size-asian="10pt" style:language-asian="zh" style:country-asian="TW" style:font-name-complex="Lucida Sans" style:font-size-complex="10pt" style:language-complex="hi" style:country-complex="IN"/>
    </style:default-style>
    <number:number-style style:name="N0">
      <number:number number:min-integer-digits="1"/>
    </number:number-style>
    <number:percentage-style style:name="N10">
      <number:number number:decimal-places="0" number:min-decimal-places="0" number:min-integer-digits="1"/>
      <number:text>%</number:text>
    </number:percentage-style>
    <number:currency-style style:name="N137P0" style:volatile="true">
      <number:text>$</number:text>
      <number:number number:decimal-places="0" number:min-decimal-places="0" number:min-integer-digits="1" number:grouping="true"/>
    </number:currency-style>
    <number:currency-style style:name="N137">
      <number:text>-$</number:text>
      <number:number number:decimal-places="0" number:min-decimal-places="0" number:min-integer-digits="1" number:grouping="true"/>
      <style:map style:condition="value()&gt;=0" style:apply-style-name="N137P0"/>
    </number:currency-style>
    <number:currency-style style:name="N138P0" style:volatile="true">
      <number:text>$</number:text>
      <number:number number:decimal-places="0" number:min-decimal-places="0" number:min-integer-digits="1" number:grouping="true"/>
    </number:currency-style>
    <number:currency-style style:name="N138">
      <style:text-properties fo:color="#ff0000"/>
      <number:text>-$</number:text>
      <number:number number:decimal-places="0" number:min-decimal-places="0" number:min-integer-digits="1" number:grouping="true"/>
      <style:map style:condition="value()&gt;=0" style:apply-style-name="N138P0"/>
    </number:currency-style>
    <number:currency-style style:name="N139P0" style:volatile="true">
      <number:text>$</number:text>
      <number:number number:decimal-places="2" number:min-decimal-places="2" number:min-integer-digits="1" number:grouping="true"/>
    </number:currency-style>
    <number:currency-style style:name="N139">
      <number:text>-$</number:text>
      <number:number number:decimal-places="2" number:min-decimal-places="2" number:min-integer-digits="1" number:grouping="true"/>
      <style:map style:condition="value()&gt;=0" style:apply-style-name="N139P0"/>
    </number:currency-style>
    <number:currency-style style:name="N140P0" style:volatile="true">
      <number:text>$</number:text>
      <number:number number:decimal-places="2" number:min-decimal-places="2" number:min-integer-digits="1" number:grouping="true"/>
    </number:currency-style>
    <number:currency-style style:name="N140">
      <style:text-properties fo:color="#ff0000"/>
      <number:text>-$</number:text>
      <number:number number:decimal-places="2" number:min-decimal-places="2" number:min-integer-digits="1" number:grouping="true"/>
      <style:map style:condition="value()&gt;=0" style:apply-style-name="N140P0"/>
    </number:currency-style>
    <number:date-style style:name="N141">
      <number:day/>
      <number:text>-</number:text>
      <number:month number:textual="true"/>
      <number:text>-</number:text>
      <number:year/>
    </number:date-style>
    <number:date-style style:name="N142">
      <number:day/>
      <number:text>-</number:text>
      <number:month number:textual="true"/>
    </number:date-style>
    <number:date-style style:name="N143">
      <number:month number:textual="true"/>
      <number:text>-</number:text>
      <number:year/>
    </number:date-style>
    <number:time-style style:name="N144">
      <number:hours number:style="long"/>
      <number:text>:</number:text>
      <number:minutes number:style="long"/>
      <number:text> </number:text>
      <number:am-pm/>
    </number:time-style>
    <number:time-style style:name="N145">
      <number:hours number:style="long"/>
      <number:text>:</number:text>
      <number:minutes number:style="long"/>
      <number:text>:</number:text>
      <number:seconds number:style="long"/>
      <number:text> </number:text>
      <number:am-pm/>
    </number:time-style>
    <number:number-style style:name="N146P0" style:volatile="true">
      <number:text>US$</number:text>
      <number:number number:decimal-places="0" number:min-decimal-places="0" number:min-integer-digits="1" number:grouping="true"/>
      <number:text> </number:text>
    </number:number-style>
    <number:number-style style:name="N146">
      <number:text>(US$</number:text>
      <number:number number:decimal-places="0" number:min-decimal-places="0" number:min-integer-digits="1" number:grouping="true"/>
      <number:text>)</number:text>
      <style:map style:condition="value()&gt;=0" style:apply-style-name="N146P0"/>
    </number:number-style>
    <number:number-style style:name="N147P0" style:volatile="true">
      <number:text>US$</number:text>
      <number:number number:decimal-places="0" number:min-decimal-places="0" number:min-integer-digits="1" number:grouping="true"/>
      <number:text> </number:text>
    </number:number-style>
    <number:number-style style:name="N147">
      <style:text-properties fo:color="#ff0000"/>
      <number:text>(US$</number:text>
      <number:number number:decimal-places="0" number:min-decimal-places="0" number:min-integer-digits="1" number:grouping="true"/>
      <number:text>)</number:text>
      <style:map style:condition="value()&gt;=0" style:apply-style-name="N147P0"/>
    </number:number-style>
    <number:number-style style:name="N148P0" style:volatile="true">
      <number:text>US$</number:text>
      <number:number number:decimal-places="2" number:min-decimal-places="2" number:min-integer-digits="1" number:grouping="true"/>
      <number:text> </number:text>
    </number:number-style>
    <number:number-style style:name="N148">
      <number:text>(US$</number:text>
      <number:number number:decimal-places="2" number:min-decimal-places="2" number:min-integer-digits="1" number:grouping="true"/>
      <number:text>)</number:text>
      <style:map style:condition="value()&gt;=0" style:apply-style-name="N148P0"/>
    </number:number-style>
    <number:number-style style:name="N149P0" style:volatile="true">
      <number:text>US$</number:text>
      <number:number number:decimal-places="2" number:min-decimal-places="2" number:min-integer-digits="1" number:grouping="true"/>
      <number:text> </number:text>
    </number:number-style>
    <number:number-style style:name="N149">
      <style:text-properties fo:color="#ff0000"/>
      <number:text>(US$</number:text>
      <number:number number:decimal-places="2" number:min-decimal-places="2" number:min-integer-digits="1" number:grouping="true"/>
      <number:text>)</number:text>
      <style:map style:condition="value()&gt;=0" style:apply-style-name="N149P0"/>
    </number:number-style>
    <number:date-style style:name="N150">
      <number:month/>
      <number:text>/</number:text>
      <number:day/>
      <number:text>/</number:text>
      <number:year/>
    </number:date-style>
    <number:date-style style:name="N151">
      <number:year number:style="long"/>
      <number:text>年</number:text>
      <number:month/>
      <number:text>月</number:text>
      <number:day/>
      <number:text>日</number:text>
    </number:date-style>
    <number:time-style style:name="N152">
      <number:am-pm/>
      <number:hours number:style="long"/>
      <number:text>時</number:text>
      <number:minutes number:style="long"/>
      <number:text>分</number:text>
    </number:time-style>
    <number:time-style style:name="N153">
      <number:am-pm/>
      <number:hours number:style="long"/>
      <number:text>時</number:text>
      <number:minutes number:style="long"/>
      <number:text>分</number:text>
      <number:seconds number:style="long"/>
      <number:text>秒</number:text>
    </number:time-style>
    <number:number-style style:name="N154P0" style:volatile="true">
      <number:number number:decimal-places="0" number:min-decimal-places="0" number:min-integer-digits="1" number:grouping="true"/>
    </number:number-style>
    <number:number-style style:name="N154">
      <number:text>-</number:text>
      <number:number number:decimal-places="0" number:min-decimal-places="0" number:min-integer-digits="1" number:grouping="true"/>
      <style:map style:condition="value()&gt;=0" style:apply-style-name="N154P0"/>
    </number:number-style>
    <number:number-style style:name="N155P0" style:volatile="true">
      <number:number number:decimal-places="0" number:min-decimal-places="0" number:min-integer-digits="1" number:grouping="true"/>
    </number:number-style>
    <number:number-style style:name="N155">
      <style:text-properties fo:color="#ff0000"/>
      <number:text>-</number:text>
      <number:number number:decimal-places="0" number:min-decimal-places="0" number:min-integer-digits="1" number:grouping="true"/>
      <style:map style:condition="value()&gt;=0" style:apply-style-name="N155P0"/>
    </number:number-style>
    <number:number-style style:name="N156P0" style:volatile="true">
      <number:number number:decimal-places="2" number:min-decimal-places="2" number:min-integer-digits="1" number:grouping="true"/>
    </number:number-style>
    <number:number-style style:name="N156">
      <number:text>-</number:text>
      <number:number number:decimal-places="2" number:min-decimal-places="2" number:min-integer-digits="1" number:grouping="true"/>
      <style:map style:condition="value()&gt;=0" style:apply-style-name="N156P0"/>
    </number:number-style>
    <number:number-style style:name="N157P0" style:volatile="true">
      <number:number number:decimal-places="2" number:min-decimal-places="2" number:min-integer-digits="1" number:grouping="true"/>
    </number:number-style>
    <number:number-style style:name="N157">
      <style:text-properties fo:color="#ff0000"/>
      <number:text>-</number:text>
      <number:number number:decimal-places="2" number:min-decimal-places="2" number:min-integer-digits="1" number:grouping="true"/>
      <style:map style:condition="value()&gt;=0" style:apply-style-name="N157P0"/>
    </number:number-style>
    <number:number-style style:name="N158P0" style:volatile="true">
      <number:text> </number:text>
      <number:fill-character> </number:fill-character>
      <number:number number:decimal-places="0" number:min-decimal-places="0" number:min-integer-digits="1" number:grouping="true"/>
      <number:text> </number:text>
    </number:number-style>
    <number:number-style style:name="N158P1" style:volatile="true">
      <number:text>-</number:text>
      <number:fill-character> </number:fill-character>
      <number:number number:decimal-places="0" number:min-decimal-places="0" number:min-integer-digits="1" number:grouping="true"/>
      <number:text> </number:text>
    </number:number-style>
    <number:number-style style:name="N158P2" style:volatile="true">
      <number:text> </number:text>
      <number:fill-character> </number:fill-character>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currency-style style:name="N159P0" style:volatile="true">
      <number:text> $</number:text>
      <number:fill-character> </number:fill-character>
      <number:number number:decimal-places="0" number:min-decimal-places="0" number:min-integer-digits="1" number:grouping="true"/>
      <number:text> </number:text>
    </number:currency-style>
    <number:currency-style style:name="N159P1" style:volatile="true">
      <number:text>-$</number:text>
      <number:fill-character> </number:fill-character>
      <number:number number:decimal-places="0" number:min-decimal-places="0" number:min-integer-digits="1" number:grouping="true"/>
      <number:text> </number:text>
    </number:currency-style>
    <number:currency-style style:name="N159P2" style:volatile="true">
      <number:text> $</number:text>
      <number:fill-character> </number:fill-character>
      <number:text>- </number:text>
    </number:currency-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number:text> </number:text>
      <number:fill-character> </number:fill-character>
      <number:number number:decimal-places="2" number:min-decimal-places="2" number:min-integer-digits="1" number:grouping="true"/>
      <number:text> </number:text>
    </number:number-style>
    <number:number-style style:name="N160P1" style:volatile="true">
      <number:text> </number:text>
      <number:fill-character> </number:fill-character>
      <number:text>(</number:text>
      <number:number number:decimal-places="2" number:min-decimal-places="2" number:min-integer-digits="1" number:grouping="true"/>
      <number:text>)</number:text>
    </number:number-style>
    <number:number-style style:name="N160P2" style:volatile="true">
      <number:text> </number:text>
      <number:fill-character> </number:fill-character>
      <number:text>-</number:text>
      <number:number number:decimal-places="0" number: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currency-style style:name="N161P0" style:volatile="true">
      <number:text> $</number:text>
      <number:fill-character> </number:fill-character>
      <number:number number:decimal-places="2" number:min-decimal-places="2" number:min-integer-digits="1" number:grouping="true"/>
      <number:text> </number:text>
    </number:currency-style>
    <number:currency-style style:name="N161P1" style:volatile="true">
      <number:text>-$</number:text>
      <number:fill-character> </number:fill-character>
      <number:number number:decimal-places="2" number:min-decimal-places="2" number:min-integer-digits="1" number:grouping="true"/>
      <number:text> </number:text>
    </number:currency-style>
    <number:currency-style style:name="N161P2" style:volatile="true">
      <number:text> $</number:text>
      <number:fill-character> </number:fill-character>
      <number:text>-</number:text>
      <number:number number:decimal-places="0" number:min-decimal-places="0" number:min-integer-digits="0"/>
      <number:text> </number:text>
    </number:currency-style>
    <number:text-style style:name="N161">
      <number:text> </number:text>
      <number:text-content/>
      <number:text> </number:text>
      <style:map style:condition="value()&gt;0" style:apply-style-name="N161P0"/>
      <style:map style:condition="value()&lt;0" style:apply-style-name="N161P1"/>
      <style:map style:condition="value()=0" style:apply-style-name="N161P2"/>
    </number:text-style>
    <number:time-style style:name="N162">
      <number:minutes number:style="long"/>
      <number:text>:</number:text>
      <number:seconds number:style="long"/>
    </number:time-style>
    <number:time-style style:name="N163" number:truncate-on-overflow="false">
      <number:hours/>
      <number:text>:</number:text>
      <number:minutes number:style="long"/>
      <number:text>:</number:text>
      <number:seconds number:style="long"/>
    </number:time-style>
    <number:time-style style:name="N164">
      <number:minutes number:style="long"/>
      <number:text>:</number:text>
      <number:seconds number:style="long" number:decimal-places="1"/>
    </number:time-style>
    <number:number-style style:name="N165">
      <number:scientific-number number:decimal-places="1" number:min-decimal-places="1" number:min-integer-digits="1" number:min-exponent-digits="1" number:exponent-interval="3" number:forced-exponent-sign="true"/>
    </number:number-style>
    <number:number-style style:name="N166">
      <number:number number:decimal-places="2" number:min-decimal-places="2" number:min-integer-digits="1" number:grouping="true"/>
      <number:text> </number:text>
    </number:number-style>
    <number:date-style style:name="N10137" number:language="zh" number:country="TW">
      <number:year number:calendar="ROC"/>
      <number:text>年</number:text>
      <number:month number:calendar="ROC"/>
      <number:text>月</number:text>
      <number:day number:calendar="ROC"/>
      <number:text>日</number:text>
    </number:date-style>
    <style:style style:name="Default" style:family="table-cell">
      <style:table-cell-properties style:rotation-align="none" style:vertical-align="bottom"/>
      <style:text-properties fo:color="#000000" style:font-name="新細明體" fo:font-family="新細明體" style:font-family-generic="swiss" fo:font-size="11pt" style:font-name-asian="新細明體" style:font-family-asian="新細明體" style:font-family-generic-asian="swiss" style:font-size-asian="11pt"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一般_20_2" style:display-name="一般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新細明體" fo:font-family="新細明體" style:font-family-generic="swiss" fo:font-size="12pt" fo:font-style="normal" fo:text-shadow="none" style:text-underline-style="none" fo:font-weight="normal" style:font-name-asian="新細明體" style:font-family-asian="新細明體" style:font-family-generic-asian="swiss" style:font-size-asian="12pt" style:font-style-asian="normal" style:font-weight-asian="normal" style:font-size-complex="12pt" style:font-style-complex="normal" style:font-weight-complex="normal"/>
    </style:style>
    <style:style style:name="一般_20_2_20_2" style:display-name="一般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新細明體" fo:font-family="新細明體" style:font-family-generic="swiss" fo:font-size="11pt" fo:font-style="normal" fo:text-shadow="none" style:text-underline-style="none" fo:font-weight="normal" style:font-name-asian="新細明體" style:font-family-asian="新細明體" style:font-family-generic-asian="swiss" style:font-size-asian="11pt" style:font-style-asian="normal" style:font-weight-asian="normal" style:font-size-complex="11pt" style:font-style-complex="normal" style:font-weight-complex="normal"/>
    </style:style>
    <style:style style:name="一般_20_2_20_5" style:display-name="一般 2 5" style:family="table-cell" style:parent-style-name="Default">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style>
    <style:style style:name="Excel_20_Built-in_20_Percent" style:display-name="Excel Built-in Percent" style:family="table-cell" style:parent-style-name="Default" style:data-style-name="N10"/>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頁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7-31">0000/00/00</text:date>, <text:time>00:00:00</text:time></text:p>
        </style:region-right>
      </style:header>
      <style:header-left style:display="false"/>
      <style:header-first style:display="false"/>
      <style:footer>
        <text:p>頁 <text:page-number>1</text:page-number><text:s/>/ <text:page-count>99</text:page-count></text:p>
      </style:footer>
      <style:footer-left style:display="false"/>
      <style:footer-first style:display="false"/>
    </style:master-page>
    <style:master-page style:name="PageStyle_5f_連江縣" style:display-name="PageStyle_連江縣"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dministrator</meta:initial-creator>
    <dc:creator>Administrator</dc:creator>
    <meta:creation-date>2023-07-31T03:51:27</meta:creation-date>
    <dc:date>2023-07-31T03:51:28</dc:date>
    <meta:generator>LibreOffice/7.5.4.2$Windows_X86_64 LibreOffice_project/36ccfdc35048b057fd9854c757a8b67ec53977b6</meta:generator>
    <meta:document-statistic meta:table-count="1" meta:cell-count="2296" meta:object-count="0"/>
    <meta:user-defined meta:name="AppVersion">16.0300</meta:user-defined>
  </office:meta>
</office:document-meta>
</file>